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375in" table:align="left" style:writing-mode="lr-tb"/>
    </style:style>
    <style:style style:name="Table1.A" style:family="table-column">
      <style:table-column-properties style:column-width="3.6875in"/>
    </style:style>
    <style:style style:name="Table1.B" style:family="table-column">
      <style:table-column-properties style:column-width="2.75in"/>
    </style:style>
    <style:style style:name="Table1.1" style:family="table-row">
      <style:table-row-properties style:keep-together="true" fo:keep-together="auto"/>
    </style:style>
    <style:style style:name="Table1.A1" style:family="table-cell">
      <style:table-cell-properties style:vertical-align="top" fo:padding-left="0.0278in" fo:padding-right="0.0278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278in" fo:padding-right="0.0278in" fo:padding-top="0in" fo:padding-bottom="0in" fo:border="0.0069in solid #000000" style:writing-mode="lr-tb"/>
    </style:style>
    <style:style style:name="Table2" style:family="table">
      <style:table-properties style:width="6.4479in" table:align="left" style:writing-mode="lr-tb"/>
    </style:style>
    <style:style style:name="Table2.A" style:family="table-column">
      <style:table-column-properties style:column-width="3.6875in"/>
    </style:style>
    <style:style style:name="Table2.B" style:family="table-column">
      <style:table-column-properties style:column-width="2.7604in"/>
    </style:style>
    <style:style style:name="Table2.1" style:family="table-row">
      <style:table-row-properties style:keep-together="true" fo:keep-together="auto"/>
    </style:style>
    <style:style style:name="Table2.A1" style:family="table-cell">
      <style:table-cell-properties style:vertical-align="top" fo:padding-left="0.0278in" fo:padding-right="0.0278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278in" fo:padding-right="0.0278in" fo:padding-top="0in" fo:padding-bottom="0in" fo:border="0.0069in solid #000000" style:writing-mode="lr-tb"/>
    </style:style>
    <style:style style:name="Table3" style:family="table">
      <style:table-properties style:width="6.5069in" table:align="left" style:writing-mode="lr-tb"/>
    </style:style>
    <style:style style:name="Table3.A" style:family="table-column">
      <style:table-column-properties style:column-width="0.6875in"/>
    </style:style>
    <style:style style:name="Table3.B" style:family="table-column">
      <style:table-column-properties style:column-width="0.8875in"/>
    </style:style>
    <style:style style:name="Table3.C" style:family="table-column">
      <style:table-column-properties style:column-width="1.8in"/>
    </style:style>
    <style:style style:name="Table3.D" style:family="table-column">
      <style:table-column-properties style:column-width="3.1319in"/>
    </style:style>
    <style:style style:name="Table3.1" style:family="table-row">
      <style:table-row-properties style:keep-together="true" fo:keep-together="auto"/>
    </style:style>
    <style:style style:name="Table3.A1" style:family="table-cell">
      <style:table-cell-properties style:vertical-align="top" fo:padding-left="0.0278in" fo:padding-right="0.0278in" fo:padding-top="0in" fo:padding-bottom="0in" fo:border-left="0.0069in solid #000000" fo:border-right="none" fo:border-top="0.0069in solid #000000" fo:border-bottom="0.0069in solid #000000" style:writing-mode="lr-tb"/>
    </style:style>
    <style:style style:name="Table3.D1" style:family="table-cell">
      <style:table-cell-properties style:vertical-align="top" fo:padding-left="0.0278in" fo:padding-right="0.0278in" fo:padding-top="0in" fo:padding-bottom="0in" fo:border="0.0069in solid #000000" style:writing-mode="lr-tb"/>
    </style:style>
    <style:style style:name="Table4" style:family="table">
      <style:table-properties style:width="5.9167in" fo:margin-left="0.3889in" table:align="left" style:writing-mode="lr-tb"/>
    </style:style>
    <style:style style:name="Table4.A" style:family="table-column">
      <style:table-column-properties style:column-width="1.6736in"/>
    </style:style>
    <style:style style:name="Table4.C" style:family="table-column">
      <style:table-column-properties style:column-width="2.5694in"/>
    </style:style>
    <style:style style:name="Table4.1" style:family="table-row">
      <style:table-row-properties style:min-row-height="0.2444in" style:keep-together="true" fo:keep-together="auto"/>
    </style:style>
    <style:style style:name="Table4.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194in" fo:padding-right="0.0194in" fo:padding-top="0in" fo:padding-bottom="0in" fo:border="0.0069in solid #000000" style:writing-mode="lr-tb"/>
    </style:style>
    <style:style style:name="Table4.2" style:family="table-row">
      <style:table-row-properties style:keep-together="false" fo:keep-together="always"/>
    </style:style>
    <style:style style:name="Table4.A2" style:family="table-cell">
      <style:table-cell-properties style:vertical-align="top" fo:padding-left="0.0194in" fo:padding-right="0.0194in" fo:padding-top="0in" fo:padding-bottom="0in" fo:border-left="0.0069in solid #000000" fo:border-right="none" fo:border-top="0.0069in solid #000000" fo:border-bottom="none" style:writing-mode="lr-tb"/>
    </style:style>
    <style:style style:name="Table4.A3"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le5" style:family="table">
      <style:table-properties style:width="5.9167in" fo:margin-left="0.3889in" table:align="left" style:writing-mode="lr-tb"/>
    </style:style>
    <style:style style:name="Table5.A" style:family="table-column">
      <style:table-column-properties style:column-width="1.7125in"/>
    </style:style>
    <style:style style:name="Table5.B" style:family="table-column">
      <style:table-column-properties style:column-width="4.2042in"/>
    </style:style>
    <style:style style:name="Table5.1" style:family="table-row">
      <style:table-row-properties style:keep-together="true" fo:keep-together="auto"/>
    </style:style>
    <style:style style:name="Table5.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194in" fo:padding-right="0.0194in" fo:padding-top="0in" fo:padding-bottom="0in" fo:border="0.0069in solid #000000" style:writing-mode="lr-tb"/>
    </style:style>
    <style:style style:name="Table6" style:family="table">
      <style:table-properties style:width="6.1014in" fo:margin-left="0.3889in" table:align="left" style:writing-mode="lr-tb"/>
    </style:style>
    <style:style style:name="Table6.A" style:family="table-column">
      <style:table-column-properties style:column-width="4.3313in"/>
    </style:style>
    <style:style style:name="Table6.B" style:family="table-column">
      <style:table-column-properties style:column-width="1.7701in"/>
    </style:style>
    <style:style style:name="Table6.1" style:family="table-row">
      <style:table-row-properties style:keep-together="true" fo:keep-together="auto"/>
    </style:style>
    <style:style style:name="Table6.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194in" fo:padding-right="0.0194in" fo:padding-top="0in" fo:padding-bottom="0in" fo:border="0.0069in solid #000000" style:writing-mode="lr-tb"/>
    </style:style>
    <style:style style:name="Table7" style:family="table">
      <style:table-properties style:width="5.9097in" fo:margin-left="0.3889in" table:align="left" style:writing-mode="lr-tb"/>
    </style:style>
    <style:style style:name="Table7.A" style:family="table-column">
      <style:table-column-properties style:column-width="1.575in"/>
    </style:style>
    <style:style style:name="Table7.C" style:family="table-column">
      <style:table-column-properties style:column-width="2.7597in"/>
    </style:style>
    <style:style style:name="Table7.1" style:family="table-row">
      <style:table-row-properties style:keep-together="true" fo:keep-together="auto"/>
    </style:style>
    <style:style style:name="Table7.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194in" fo:padding-right="0.0194in" fo:padding-top="0in" fo:padding-bottom="0in" fo:border="0.0069in solid #000000" style:writing-mode="lr-tb"/>
    </style:style>
    <style:style style:name="Table8" style:family="table">
      <style:table-properties style:width="5.9167in" fo:margin-left="0.3889in" table:align="left" style:writing-mode="lr-tb"/>
    </style:style>
    <style:style style:name="Table8.A" style:family="table-column">
      <style:table-column-properties style:column-width="4.3313in"/>
    </style:style>
    <style:style style:name="Table8.B" style:family="table-column">
      <style:table-column-properties style:column-width="1.5854in"/>
    </style:style>
    <style:style style:name="Table8.1" style:family="table-row">
      <style:table-row-properties style:keep-together="true" fo:keep-together="auto"/>
    </style:style>
    <style:style style:name="Table8.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194in" fo:padding-right="0.0194in" fo:padding-top="0in" fo:padding-bottom="0in" fo:border="0.0069in solid #000000" style:writing-mode="lr-tb"/>
    </style:style>
    <style:style style:name="Table9" style:family="table">
      <style:table-properties style:width="6.1014in" fo:margin-left="0.3889in" table:align="left" style:writing-mode="lr-tb"/>
    </style:style>
    <style:style style:name="Table9.A" style:family="table-column">
      <style:table-column-properties style:column-width="4.7132in"/>
    </style:style>
    <style:style style:name="Table9.B" style:family="table-column">
      <style:table-column-properties style:column-width="1.3882in"/>
    </style:style>
    <style:style style:name="Table9.1" style:family="table-row">
      <style:table-row-properties style:keep-together="true" fo:keep-together="auto"/>
    </style:style>
    <style:style style:name="Table9.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194in" fo:padding-right="0.0194in" fo:padding-top="0in" fo:padding-bottom="0in" fo:border="0.0069in solid #000000" style:writing-mode="lr-tb"/>
    </style:style>
    <style:style style:name="Table10" style:family="table">
      <style:table-properties style:width="5.9049in" fo:margin-left="0.3889in" table:align="left" style:writing-mode="lr-tb"/>
    </style:style>
    <style:style style:name="Table10.A" style:family="table-column">
      <style:table-column-properties style:column-width="2.9472in"/>
    </style:style>
    <style:style style:name="Table10.B" style:family="table-column">
      <style:table-column-properties style:column-width="2.9576in"/>
    </style:style>
    <style:style style:name="Table10.1" style:family="table-row">
      <style:table-row-properties style:keep-together="true" fo:keep-together="auto"/>
    </style:style>
    <style:style style:name="Table10.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194in" fo:padding-right="0.0194in" fo:padding-top="0in" fo:padding-bottom="0in" fo:border="0.0069in solid #000000" style:writing-mode="lr-tb"/>
    </style:style>
    <style:style style:name="Table11" style:family="table">
      <style:table-properties style:width="5.9167in" fo:margin-left="0.3889in" table:align="left" style:writing-mode="lr-tb"/>
    </style:style>
    <style:style style:name="Table11.A" style:family="table-column">
      <style:table-column-properties style:column-width="4.1347in"/>
    </style:style>
    <style:style style:name="Table11.B" style:family="table-column">
      <style:table-column-properties style:column-width="1.7819in"/>
    </style:style>
    <style:style style:name="Table11.1" style:family="table-row">
      <style:table-row-properties style:keep-together="true" fo:keep-together="auto"/>
    </style:style>
    <style:style style:name="Table1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194in" fo:padding-right="0.0194in" fo:padding-top="0in" fo:padding-bottom="0in" fo:border="0.0069in solid #000000" style:writing-mode="lr-tb"/>
    </style:style>
    <style:style style:name="Table12" style:family="table">
      <style:table-properties style:width="6.1014in" fo:margin-left="0.3889in" table:align="left" style:writing-mode="lr-tb"/>
    </style:style>
    <style:style style:name="Table12.A" style:family="table-column">
      <style:table-column-properties style:column-width="4.7132in"/>
    </style:style>
    <style:style style:name="Table12.B" style:family="table-column">
      <style:table-column-properties style:column-width="1.3882in"/>
    </style:style>
    <style:style style:name="Table12.1" style:family="table-row">
      <style:table-row-properties style:keep-together="true" fo:keep-together="auto"/>
    </style:style>
    <style:style style:name="Table1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194in" fo:padding-right="0.0194in" fo:padding-top="0in" fo:padding-bottom="0in" fo:border="0.0069in solid #000000" style:writing-mode="lr-tb"/>
    </style:style>
    <style:style style:name="P1" style:family="paragraph" style:parent-style-name="Text_20_body">
      <style:text-properties style:font-name="Arial" style:font-name-complex="Arial"/>
    </style:style>
    <style:style style:name="P2" style:family="paragraph" style:parent-style-name="Standard">
      <style:text-properties style:font-name="Arial" style:font-name-complex="Arial"/>
    </style:style>
    <style:style style:name="P3" style:family="paragraph" style:parent-style-name="Standard">
      <style:text-properties style:font-name="Arial" style:font-name-complex="Arial" style:font-weight-complex="bold"/>
    </style:style>
    <style:style style:name="P4" style:family="paragraph" style:parent-style-name="Standard">
      <style:paragraph-properties style:snap-to-layout-grid="false"/>
      <style:text-properties style:font-name="Arial" style:font-name-complex="Arial"/>
    </style:style>
    <style:style style:name="P5" style:family="paragraph" style:parent-style-name="Standard" style:list-style-name="WW8Num25">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8" style:family="paragraph" style:parent-style-name="Standard">
      <style:text-properties style:font-name="Arial" fo:language="none" fo:country="none" style:language-asian="none" style:country-asian="none" style:font-name-complex="Arial"/>
    </style:style>
    <style:style style:name="P9" style:family="paragraph" style:parent-style-name="Standard">
      <style:text-properties fo:color="#000000" style:font-name="Arial" fo:font-weight="bold" style:font-weight-asian="bold" style:font-name-complex="Arial"/>
    </style:style>
    <style:style style:name="P10" style:family="paragraph" style:parent-style-name="Standard">
      <style:text-properties fo:color="#000000" style:font-name="Arial" fo:font-weight="bold" style:font-weight-asian="bold" style:font-name-complex="Arial" style:font-weight-complex="bold"/>
    </style:style>
    <style:style style:name="P11" style:family="paragraph" style:parent-style-name="Standard">
      <style:text-properties fo:color="#000000" style:font-name="Arial" style:font-name-complex="Arial"/>
    </style:style>
    <style:style style:name="P12" style:family="paragraph" style:parent-style-name="Standard">
      <style:text-properties fo:color="#000000" style:font-name="Arial" style:font-name-complex="Arial" style:font-weight-complex="bold"/>
    </style:style>
    <style:style style:name="P13" style:family="paragraph" style:parent-style-name="Standard">
      <style:paragraph-properties style:snap-to-layout-grid="false"/>
      <style:text-properties fo:color="#000000" style:font-name="Arial" style:font-name-complex="Arial" style:font-weight-complex="bold"/>
    </style:style>
    <style:style style:name="P14" style:family="paragraph" style:parent-style-name="Standard">
      <style:text-properties fo:color="#0000ff" style:font-name="Arial" style:font-name-complex="Arial"/>
    </style:style>
    <style:style style:name="P15" style:family="paragraph" style:parent-style-name="Standard">
      <style:text-properties fo:color="#0000ff" style:font-name="Arial" style:font-name-complex="Arial" style:font-weight-complex="bold"/>
    </style:style>
    <style:style style:name="P16" style:family="paragraph" style:parent-style-name="Standard">
      <style:paragraph-properties style:snap-to-layout-grid="false"/>
      <style:text-properties fo:color="#0000ff" style:font-name="Arial" style:font-name-complex="Arial"/>
    </style:style>
    <style:style style:name="P17" style:family="paragraph" style:parent-style-name="Standard">
      <style:text-properties fo:color="#ff0000" style:font-name="Arial" fo:font-weight="bold" style:font-weight-asian="bold" style:font-name-complex="Arial" style:font-weight-complex="bold"/>
    </style:style>
    <style:style style:name="P18" style:family="paragraph" style:parent-style-name="Standard">
      <style:paragraph-properties fo:break-before="page"/>
      <style:text-properties style:font-name="Arial" fo:font-weight="bold" style:font-weight-asian="bold" style:font-name-complex="Arial" style:font-weight-complex="bold"/>
    </style:style>
    <style:style style:name="P19" style:family="paragraph" style:parent-style-name="Standard">
      <style:paragraph-properties fo:break-before="page"/>
      <style:text-properties style:font-name="Arial" style:font-name-complex="Arial"/>
    </style:style>
    <style:style style:name="P20"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1" style:family="paragraph" style:parent-style-name="Standard" style:master-page-name="Standard">
      <style:paragraph-properties style:page-number="auto"/>
      <style:text-properties style:font-name="Arial" style:font-name-complex="Arial"/>
    </style:style>
    <style:style style:name="P22" style:family="paragraph" style:parent-style-name="Standard" style:master-page-name="Convert_20_1">
      <style:paragraph-properties style:page-number="auto"/>
    </style:style>
    <style:style style:name="P23" style:family="paragraph" style:parent-style-name="Bullet" style:list-style-name="WW8Num8">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24" style:family="paragraph" style:parent-style-name="Bullet" style:list-style-name="WW8Num2">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25" style:family="paragraph" style:parent-style-name="Bullet" style:list-style-name="WW8Num9">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26" style:family="paragraph" style:parent-style-name="Bullet" style:list-style-name="WW8Num14">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27" style:family="paragraph" style:parent-style-name="Bullet" style:list-style-name="WW8Num23">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28" style:family="paragraph" style:parent-style-name="Bullet" style:list-style-name="WW8Num16">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29" style:family="paragraph" style:parent-style-name="Bullet" style:list-style-name="WW8Num5">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30" style:family="paragraph" style:parent-style-name="Bullet" style:list-style-name="WW8Num7">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31" style:family="paragraph" style:parent-style-name="Bullet" style:list-style-name="WW8Num15">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32" style:family="paragraph" style:parent-style-name="Bullet" style:list-style-name="WW8Num11">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33" style:family="paragraph" style:parent-style-name="Bullet" style:list-style-name="WW8Num21">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34" style:family="paragraph" style:parent-style-name="Bullet" style:list-style-name="WW8Num10">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35" style:family="paragraph" style:parent-style-name="Bullet">
      <style:paragraph-properties fo:margin-left="0.3937in" fo:margin-right="0in" fo:margin-top="0in" fo:margin-bottom="0.0764in" fo:text-align="start" style:justify-single-word="false" fo:keep-together="always" fo:text-indent="0in" style:auto-text-indent="false" style:text-autospace="none">
        <style:tab-stops/>
      </style:paragraph-properties>
      <style:text-properties style:font-name="Arial" style:font-name-complex="Arial"/>
    </style:style>
    <style:style style:name="P36" style:family="paragraph" style:parent-style-name="Header">
      <style:text-properties style:font-name="Arial" style:font-name-complex="Arial"/>
    </style:style>
    <style:style style:name="P37" style:family="paragraph" style:parent-style-name="Heading_20_2">
      <style:text-properties style:font-name-complex="Arial"/>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style:font-name-complex="Arial"/>
    </style:style>
    <style:style style:name="P40" style:family="paragraph" style:parent-style-name="Info_20_Blue">
      <style:text-properties fo:color="#ff0000" fo:font-weight="bold" style:font-weight-asian="bold" style:font-weight-complex="bold"/>
    </style:style>
    <style:style style:name="P41" style:family="paragraph" style:parent-style-name="Sub-block">
      <style:paragraph-properties fo:orphans="2" fo:widows="2"/>
    </style:style>
    <style:style style:name="P42" style:family="paragraph" style:parent-style-name="Sub-block">
      <style:paragraph-properties fo:orphans="2" fo:widows="2"/>
      <style:text-properties fo:font-size="10pt" fo:language="en" fo:country="US" style:font-size-asian="10pt" style:font-size-complex="10pt"/>
    </style:style>
    <style:style style:name="P43" style:family="paragraph" style:parent-style-name="Text">
      <style:paragraph-properties fo:orphans="2" fo:widows="2"/>
    </style:style>
    <style:style style:name="P44" style:family="paragraph" style:parent-style-name="Text">
      <style:paragraph-properties fo:orphans="2" fo:widows="2"/>
      <style:text-properties fo:font-size="10pt" fo:language="en" fo:country="US" style:font-size-asian="10pt" style:font-size-complex="10pt"/>
    </style:style>
    <style:style style:name="P45" style:family="paragraph" style:parent-style-name="InfoBlue">
      <style:text-properties fo:font-weight="bold" style:font-weight-asian="bold"/>
    </style:style>
    <style:style style:name="P46" style:family="paragraph" style:parent-style-name="InfoBlue">
      <style:text-properties fo:font-weight="bold" style:font-weight-asian="bold" style:font-weight-complex="bold"/>
    </style:style>
    <style:style style:name="P47" style:family="paragraph" style:parent-style-name="InfoBlue">
      <style:text-properties fo:font-weight="bold" style:language-asian="ko" style:country-asian="KR" style:font-weight-asian="bold" style:font-weight-complex="bold"/>
    </style:style>
    <style:style style:name="P48" style:family="paragraph" style:parent-style-name="Contents_20_2">
      <style:paragraph-properties>
        <style:tab-stops>
          <style:tab-stop style:position="0.6874in"/>
          <style:tab-stop style:position="6.5in" style:type="right" style:leader-style="dotted" style:leader-text="."/>
        </style:tab-stops>
      </style:paragraph-properties>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orphans="2" fo:widows="2"/>
      <style:text-properties fo:language="en" fo:country="US"/>
    </style:style>
    <style:style style:name="P51" style:family="paragraph" style:parent-style-name="Table_20_Heading">
      <style:paragraph-properties fo:orphans="2" fo:widows="2" style:snap-to-layout-grid="false"/>
      <style:text-properties fo:language="en" fo:country="US"/>
    </style:style>
    <style:style style:name="P52" style:family="paragraph" style:parent-style-name="Table_20_Heading">
      <style:paragraph-properties fo:orphans="2" fo:widows="2" style:snap-to-layout-grid="false"/>
      <style:text-properties style:font-name="Arial" fo:language="en" fo:country="US" style:font-name-complex="Arial"/>
    </style:style>
    <style:style style:name="P53"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4" style:family="paragraph" style:parent-style-name="Footer">
      <style:paragraph-properties fo:margin-left="0in" fo:margin-right="0.278in" fo:text-indent="0in" style:auto-text-indent="false"/>
    </style:style>
    <style:style style:name="P55" style:family="paragraph" style:parent-style-name="Title" style:list-style-name=""/>
    <style:style style:name="P56" style:family="paragraph" style:parent-style-name="Italicized_20_Bullet" style:list-style-name="WW8Num13">
      <style:paragraph-properties fo:orphans="2" fo:widows="2"/>
      <style:text-properties fo:font-size="10pt" fo:language="en" fo:country="US" style:font-size-asian="10pt" style:font-size-complex="10pt"/>
    </style:style>
    <style:style style:name="P57" style:family="paragraph" style:parent-style-name="Italicized_20_Bullet" style:list-style-name="WW8Num24">
      <style:paragraph-properties fo:orphans="2" fo:widows="2"/>
      <style:text-properties fo:font-size="10pt" fo:language="en" fo:country="US" style:font-size-asian="10pt" style:font-size-complex="10pt"/>
    </style:style>
    <style:style style:name="P58" style:family="paragraph" style:parent-style-name="Italicized_20_Bullet" style:list-style-name="WW8Num4">
      <style:paragraph-properties fo:orphans="2" fo:widows="2"/>
      <style:text-properties fo:font-size="10pt" fo:language="en" fo:country="US" style:font-size-asian="10pt" style:font-size-complex="10pt"/>
    </style:style>
    <style:style style:name="P59" style:family="paragraph" style:parent-style-name="Italicized_20_Bullet" style:list-style-name="WW8Num19">
      <style:paragraph-properties fo:orphans="2" fo:widows="2"/>
      <style:text-properties fo:font-size="10pt" fo:language="en" fo:country="US" style:font-size-asian="10pt" style:font-size-complex="10pt"/>
    </style:style>
    <style:style style:name="P60" style:family="paragraph" style:parent-style-name="Italicized_20_Bullet" style:list-style-name="WW8Num6">
      <style:paragraph-properties fo:orphans="2" fo:widows="2"/>
      <style:text-properties fo:font-size="10pt" fo:language="en" fo:country="US" style:font-size-asian="10pt" style:font-size-complex="10pt"/>
    </style:style>
    <style:style style:name="P61" style:family="paragraph" style:parent-style-name="Italicized_20_Bullet" style:list-style-name="WW8Num12">
      <style:paragraph-properties fo:orphans="2" fo:widows="2"/>
      <style:text-properties fo:font-size="10pt" fo:language="en" fo:country="US" style:font-size-asian="10pt" style:font-size-complex="10pt"/>
    </style:style>
    <style:style style:name="P62" style:family="paragraph" style:parent-style-name="Italicized_20_Bullet">
      <style:paragraph-properties fo:margin-left="0.3937in" fo:margin-right="0in" fo:orphans="2" fo:widows="2" fo:text-indent="0in" style:auto-text-indent="false"/>
      <style:text-properties fo:font-size="10pt" fo:language="en" fo:country="US" style:font-size-asian="10pt" style:font-size-complex="10pt"/>
    </style:style>
    <style:style style:name="P63" style:family="paragraph" style:parent-style-name="Endofdoc">
      <style:paragraph-properties fo:padding-left="0in" fo:padding-right="0in" fo:padding-top="0.0138in" fo:padding-bottom="0.0138in" fo:border-left="none" fo:border-right="none" fo:border-top="0.0071in solid #808080" fo:border-bottom="0.0071in solid #808080"/>
    </style:style>
    <style:style style:name="P64" style:family="paragraph" style:parent-style-name="Heading_20_1">
      <style:text-properties style:font-name-complex="Arial"/>
    </style:style>
    <style:style style:name="P65" style:family="paragraph" style:parent-style-name="Heading_20_1">
      <style:text-properties fo:font-size="10pt" style:font-size-asian="10pt" style:font-name-complex="Arial"/>
    </style:style>
    <style:style style:name="P66" style:family="paragraph" style:parent-style-name="Heading_20_1">
      <style:paragraph-properties fo:break-before="page"/>
    </style:style>
    <style:style style:name="P67" style:family="paragraph" style:parent-style-name="Heading_20_1" style:master-page-name="Convert_20_2">
      <style:paragraph-properties style:page-number="4"/>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weight-complex="bold"/>
    </style:style>
    <style:style style:name="T4" style:family="text">
      <style:text-properties fo:font-weight="bold" style:language-asian="ko" style:country-asian="KR" style:font-weight-asian="bold" style:font-weight-complex="bold"/>
    </style:style>
    <style:style style:name="T5" style:family="text">
      <style:text-properties style:font-name="Arial" fo:font-weight="bold" style:font-weight-asian="bold" style:font-name-complex="Arial"/>
    </style:style>
    <style:style style:name="T6" style:family="text">
      <style:text-properties style:font-name="Arial" fo:font-weight="bold" style:font-weight-asian="bold" style:font-name-complex="Arial" style:font-weight-complex="bold"/>
    </style:style>
    <style:style style:name="T7" style:family="text">
      <style:text-properties style:font-name="Arial" style:font-name-complex="Arial"/>
    </style:style>
    <style:style style:name="T8" style:family="text">
      <style:text-properties style:font-name="Arial" style:font-name-complex="Arial" style:font-weight-complex="bold"/>
    </style:style>
    <style:style style:name="T9" style:family="text">
      <style:text-properties style:font-name="Arial" fo:font-size="8pt" fo:language="en" fo:country="GB" fo:font-weight="bold" style:font-size-asian="8pt" style:font-weight-asian="bold" style:font-name-complex="Arial" style:font-size-complex="8pt"/>
    </style:style>
    <style:style style:name="T10" style:family="text">
      <style:text-properties style:font-name="Arial" fo:font-size="8pt" fo:language="en" fo:country="GB" fo:font-weight="bold" style:font-size-asian="8pt" style:font-weight-asian="bold" style:font-name-complex="Arial" style:font-size-complex="8pt" style:font-weight-complex="bold"/>
    </style:style>
    <style:style style:name="T11" style:family="text">
      <style:text-properties style:font-name="Arial" fo:font-size="8pt" fo:language="en" fo:country="GB" style:font-size-asian="8pt" style:font-name-complex="Arial" style:font-size-complex="8pt"/>
    </style:style>
    <style:style style:name="T12" style:family="text">
      <style:text-properties style:font-name="Arial" fo:font-size="8pt" style:font-size-asian="8pt" style:font-name-complex="Arial" style:font-size-complex="8pt"/>
    </style:style>
    <style:style style:name="T13" style:family="text">
      <style:text-properties style:font-weight-complex="bold"/>
    </style:style>
    <style:style style:name="T14" style:family="text">
      <style:text-properties style:font-name-complex="Arial"/>
    </style:style>
    <style:style style:name="T15" style:family="text">
      <style:text-properties fo:color="#0000ff" style:font-name="Arial" fo:font-weight="bold" style:font-weight-asian="bold" style:font-name-complex="Arial" style:font-weight-complex="bold"/>
    </style:style>
    <style:style style:name="T16" style:family="text">
      <style:text-properties fo:color="#0000ff" style:font-name="Arial" style:font-name-complex="Arial"/>
    </style:style>
    <style:style style:name="T17" style:family="text">
      <style:text-properties fo:color="#0000ff" style:font-name="Arial" style:font-name-complex="Arial" style:font-weight-complex="bold"/>
    </style:style>
    <style:style style:name="T18" style:family="text">
      <style:text-properties fo:color="#0000ff" style:font-name="Arial" fo:font-size="10pt" style:font-size-asian="10pt" style:font-name-complex="Arial" style:font-size-complex="10pt"/>
    </style:style>
    <style:style style:name="T19" style:family="text">
      <style:text-properties fo:color="#0000ff" style:font-name="Arial" fo:font-size="8pt" style:font-size-asian="8pt" style:font-name-complex="Arial" style:font-size-complex="8pt"/>
    </style:style>
    <style:style style:name="T20" style:family="text">
      <style:text-properties fo:color="#000000" style:font-name="Arial" style:font-name-complex="Arial"/>
    </style:style>
    <style:style style:name="T21" style:family="text">
      <style:text-properties fo:color="#000000" style:font-name="Arial" fo:font-size="8pt" style:font-size-asian="8pt" style:language-asian="ko" style:country-asian="KR" style:font-name-complex="Arial" style:font-size-complex="8pt"/>
    </style:style>
    <style:style style:name="T22" style:family="text">
      <style:text-properties fo:color="#000000" style:font-name="Arial" fo:font-size="8pt" style:font-size-asian="8pt" style:font-name-complex="Arial" style:font-size-complex="8pt"/>
    </style:style>
    <style:style style:name="T23" style:family="text">
      <style:text-properties fo:language="none" fo:country="none" style:language-asian="none" style:country-asian="none"/>
    </style:style>
    <style:style style:name="T24" style:family="text">
      <style:text-properties fo:language="none" fo:country="none" style:language-asian="none" style:country-asian="none" style:font-name-complex="Arial"/>
    </style:style>
    <style:style style:name="T25" style:family="text">
      <style:text-properties fo:language="none" fo:country="none" fo:font-style="italic" style:language-asian="none" style:country-asian="none" style:font-style-asian="italic" style:font-name-complex="Arial"/>
    </style:style>
    <style:style style:name="T26" style:family="text">
      <style:text-properties style:font-name="Times New Roman" fo:font-size="12pt" fo:language="none" fo:country="none" style:font-name-asian="Batang" style:font-size-asian="12pt" style:language-asian="none" style:country-asian="none" style:font-name-complex="Times New Roman" style:font-size-complex="12pt"/>
    </style:style>
    <style:style style:name="T27" style:family="text">
      <style:text-properties style:font-name="Times New Roman" fo:font-size="12pt" fo:language="fr" fo:country="FR" style:font-name-asian="Batang" style:font-size-asian="12pt" style:language-asian="none" style:country-asian="none" style:font-name-complex="Times New Roman" style:font-size-complex="12pt"/>
    </style:style>
    <style:style style:name="T28" style:family="text">
      <style:text-properties fo:font-style="italic" style:font-style-asian="italic" style:font-name-complex="Arial"/>
    </style:style>
    <style:style style:name="T29" style:family="text">
      <style:text-properties fo:font-size="10pt" fo:language="en" fo:country="US" style:font-size-asian="10pt" style:font-size-complex="10pt"/>
    </style:style>
    <style:style style:name="T30" style:family="text">
      <style:text-properties fo:font-size="10pt" fo:language="en" fo:country="US" fo:font-weight="normal" style:font-size-asian="10pt" style:font-weight-asian="normal" style:font-size-complex="10pt" style:font-weight-complex="normal"/>
    </style:style>
    <style:style style:name="T31" style:family="text">
      <style:text-properties fo:font-size="10pt" fo:language="en" fo:country="US" fo:font-style="italic" style:font-size-asian="10pt" style:font-style-asian="italic" style:font-size-complex="10pt" style:font-style-complex="italic"/>
    </style:style>
    <style:style style:name="T32" style:family="text">
      <style:text-properties fo:font-style="normal" style:font-style-asian="normal"/>
    </style:style>
    <style:style style:name="T33" style:family="text">
      <style:text-properties style:font-style-complex="italic"/>
    </style:style>
    <style:style style:name="T34" style:family="text">
      <style:text-properties fo:color="#808080" style:font-name="Arial" fo:font-size="10pt" style:font-size-asian="10pt" style:font-name-complex="Arial" style:font-size-complex="10pt"/>
    </style:style>
    <style:style style:name="T35" style:family="text">
      <style:text-properties fo:color="#ff0000"/>
    </style:style>
    <style:style style:name="T36" style:family="text">
      <style:text-properties fo:color="#ff0000" fo:font-weight="bold" style:font-weight-asian="bold" style:font-weight-complex="bold"/>
    </style:style>
    <style:style style:name="T37" style:family="text">
      <style:text-properties style:language-asian="ko" style:country-asian="KR"/>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35in" fo:padding-right="0.1035in" fo:padding-top="0.0535in" fo:padding-bottom="0.0535in" fo:border="0.0071in solid #000000">
        <style:background-image/>
      </style:graphic-properties>
    </style:style>
    <style:style style:name="fr2" style:family="graphic" style:parent-style-name="OLE">
      <style:graphic-properties fo:margin-left="0in" fo:margin-right="0in" style:vertical-pos="top" style:vertical-rel="baseline" fo:padding="0.0102in" fo:border="none" draw:ole-draw-aspect="1" draw:visible-area-top="0in" draw:visible-area-width="0.7079in" draw:visible-area-height="0.3228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Title">&lt;<text:user-defined style:data-style-name="N0" text:name="ProjectName">ABC Project Name / ABC Sub-project Name</text:user-defined>&gt;</text:p>
      <text:p text:style-name="Title"><text:title>Project Definition</text:title> </text:p>
      <text:p text:style-name="P7"/>
      <text:p text:style-name="P7"/>
      <text:p text:style-name="P22"><text:span text:style-name="T6">Revision Status: <text:s text:c="2"/></text:span><text:span text:style-name="T15">&lt;</text:span><text:span text:style-name="T17"><text:user-defined style:data-style-name="N0" text:name="Status">Draft</text:user-defined></text:span><text:span text:style-name="T17">&gt;</text:span></text:p>
      <text:p text:style-name="P9"/>
      <text:p text:style-name="P9">Document Control Information</text:p>
      <text:p text:style-name="P3"/>
      <text:p text:style-name="Standard"><text:span text:style-name="T6">Document Author:</text:span><text:span text:style-name="T8"> <text:s/></text:span><text:span text:style-name="T17">&lt;</text:span><text:span text:style-name="_20_Char_20_Char"><text:span text:style-name="T16">WWPMM Team&gt;</text:span></text:span></text:p>
      <text:p text:style-name="Standard"><text:span text:style-name="T6">Document Owner:</text:span><text:span text:style-name="T7"> <text:s text:c="2"/></text:span><text:span text:style-name="_20_Char_20_Char"><text:span text:style-name="T16">[owner name]</text:span></text:span><text:span text:style-name="T7"><text:tab/></text:span></text:p>
      <text:p text:style-name="P2"/>
      <text:p text:style-name="Standard"><text:span text:style-name="_20_Char_20_Char"><text:span text:style-name="T5">Project / Sub-Project: <text:s/></text:span></text:span><text:span text:style-name="T16">[</text:span><text:span text:style-name="T16"><text:user-defined style:data-style-name="N0" text:name="ProjectName">ABC Project Name / ABC Sub-project Name</text:user-defined></text:span><text:span text:style-name="T16">]</text:span></text:p>
      <text:p text:style-name="Standard"><text:span text:style-name="_20_Char_20_Char"><text:span text:style-name="T5">Project / Sub-Project Manager:</text:span></text:span><text:span text:style-name="T7"> <text:s text:c="3"/></text:span><text:span text:style-name="T16">[project manager name]</text:span></text:p>
      <text:p text:style-name="Standard"><text:span text:style-name="_20_Char_20_Char"><text:span text:style-name="T5">Project Phase: <text:s/></text:span></text:span><text:span text:style-name="T16">[project phase]</text:span></text:p>
      <text:p text:style-name="Standard"><text:span text:style-name="_20_Char_20_Char"><text:span text:style-name="T5">Project Organizational Unit:</text:span></text:span><text:span text:style-name="T7"> <text:s text:c="3"/></text:span><text:span text:style-name="T16">[project organization unit]</text:span></text:p>
      <text:p text:style-name="P2"/>
      <text:p text:style-name="Standard"><text:span text:style-name="T6">Document Approver(s):</text:span><text:span text:style-name="T8"> <text:s/></text:span><text:span text:style-name="T7">(All Approvers are required. Records of each approver must be maintained.)</text:span></text:p>
      <text:p text:style-name="P2"/>
      <table:table table:name="Table1" table:style-name="Table1">
        <table:table-column table:style-name="Table1.A"/>
        <table:table-column table:style-name="Table1.B"/>
        <table:table-row table:style-name="Table1.1">
          <table:table-cell table:style-name="Table1.A1" office:value-type="string">
            <text:p text:style-name="P10">Approver Name</text:p>
          </table:table-cell>
          <table:table-cell table:style-name="Table1.B1" office:value-type="string">
            <text:p text:style-name="P10">Role</text:p>
          </table:table-cell>
        </table:table-row>
        <table:table-row table:style-name="Table1.1">
          <table:table-cell table:style-name="Table1.A1" office:value-type="string">
            <text:p text:style-name="P14">[Name]</text:p>
          </table:table-cell>
          <table:table-cell table:style-name="Table1.B1" office:value-type="string">
            <text:p text:style-name="P14">[Role]</text:p>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
      <text:p text:style-name="P12"/>
      <text:p text:style-name="P12"/>
      <text:p text:style-name="Standard"><text:span text:style-name="T6">Document Reviewers</text:span><text:span text:style-name="T5">:</text:span><text:span text:style-name="T7"> (Records of each required reviewer must be maintained.)</text:span></text:p>
      <text:p text:style-name="P14"/>
      <table:table table:name="Table2" table:style-name="Table2">
        <table:table-column table:style-name="Table2.A"/>
        <table:table-column table:style-name="Table2.B"/>
        <table:table-row table:style-name="Table2.1">
          <table:table-cell table:style-name="Table2.A1" office:value-type="string">
            <text:p text:style-name="P10">Reviewer Name</text:p>
          </table:table-cell>
          <table:table-cell table:style-name="Table2.B1" office:value-type="string">
            <text:p text:style-name="P10">Role</text:p>
          </table:table-cell>
        </table:table-row>
        <table:table-row table:style-name="Table2.1">
          <table:table-cell table:style-name="Table2.A1" office:value-type="string">
            <text:p text:style-name="P14">[Name]</text:p>
          </table:table-cell>
          <table:table-cell table:style-name="Table2.B1" office:value-type="string">
            <text:p text:style-name="P14">[Role]</text:p>
          </table:table-cell>
        </table:table-row>
        <table:table-row table:style-name="Table2.1">
          <table:table-cell table:style-name="Table2.A1" office:value-type="string">
            <text:p text:style-name="P13"/>
          </table:table-cell>
          <table:table-cell table:style-name="Table2.B1" office:value-type="string">
            <text:p text:style-name="P4"/>
          </table:table-cell>
        </table:table-row>
      </table:table>
      <text:p text:style-name="Standard"/>
      <text:p text:style-name="Standard"><text:span text:style-name="T8">NOTE</text:span><text:span text:style-name="T7">: <text:s/>All Reviewers in the list are considered</text:span><text:span text:style-name="T8"> required </text:span><text:span text:style-name="T7">unless explicitly listed as </text:span><text:span text:style-name="T8">Optional.</text:span></text:p>
      <text:p text:style-name="P15"/>
      <text:p text:style-name="P15"/>
      <text:p text:style-name="P10">Summary of Changes:</text:p>
      <text:p text:style-name="P12"/>
      <text:p text:style-name="P2">The Document Author is authorized to make the following types of changes to the document without requiring that the document be re-approved:</text:p>
      <text:p text:style-name="P2"/>
      <text:list xml:id="list3455399437939081981" text:style-name="WW8Num25">
        <text:list-item>
          <text:p text:style-name="P5">Editorial, formatting, and spelling</text:p>
        </text:list-item>
        <text:list-item>
          <text:p text:style-name="P5">Clarification</text:p>
        </text:list-item>
      </text:list>
      <text:p text:style-name="P11"/>
      <text:p text:style-name="P11">To request a change to this document, contact the Document Author or Owner.</text:p>
      <text:p text:style-name="Standard"><text:span text:style-name="T20">Changes to this document are summarized in the following table in reverse chronological order (latest version first).</text:span></text:p>
      <text:p text:style-name="P1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9">Revision</text:p>
          </table:table-cell>
          <table:table-cell table:style-name="Table3.A1" office:value-type="string">
            <text:p text:style-name="P49">Date</text:p>
          </table:table-cell>
          <table:table-cell table:style-name="Table3.A1" office:value-type="string">
            <text:p text:style-name="P49">Created by</text:p>
          </table:table-cell>
          <table:table-cell table:style-name="Table3.D1" office:value-type="string">
            <text:p text:style-name="P49">Short Description of Changes</text:p>
          </table:table-cell>
        </table:table-row>
        <table:table-row table:style-name="Table3.1">
          <table:table-cell table:style-name="Table3.A1" office:value-type="string">
            <text:p text:style-name="Standard"><text:span text:style-name="T16">[1.0]</text:span></text:p>
          </table:table-cell>
          <table:table-cell table:style-name="Table3.A1" office:value-type="string">
            <text:p text:style-name="InfoBlue">[mm/dd/yyyy]</text:p>
          </table:table-cell>
          <table:table-cell table:style-name="Table3.A1" office:value-type="string">
            <text:p text:style-name="InfoBlue">[Name]</text:p>
          </table:table-cell>
          <table:table-cell table:style-name="Table3.D1" office:value-type="string">
            <text:p text:style-name="InfoBlue">[Initial Version of approved document]</text:p>
          </table:table-cell>
        </table:table-row>
        <table:table-row table:style-name="Table3.1">
          <table:table-cell table:style-name="Table3.A1" office:value-type="string">
            <text:p text:style-name="P16"/>
          </table:table-cell>
          <table:table-cell table:style-name="Table3.A1" office:value-type="string">
            <text:p text:style-name="P4"/>
          </table:table-cell>
          <table:table-cell table:style-name="Table3.A1" office:value-type="string">
            <text:p text:style-name="P4"/>
          </table:table-cell>
          <table:table-cell table:style-name="Table3.D1" office:value-type="string">
            <text:p text:style-name="P4"/>
          </table:table-cell>
        </table:table-row>
      </table:table>
      <text:p text:style-name="P14"/>
      <text:p text:style-name="P14"/>
      <text:p text:style-name="P10">Document Source:</text:p>
      <text:p text:style-name="P10"/>
      <text:p text:style-name="Standard"><text:span text:style-name="T7">The latest version of this controlled document is stored in </text:span><text:span text:style-name="T16">[this location]</text:span><text:span text:style-name="T7">. </text:span></text:p>
      <text:p text:style-name="P2"/>
      <text:p text:style-name="P2"/>
      <text:p text:style-name="P1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in" style:leader-char=" " style:with-tab="false"/>
            <text:index-entry-tab-stop style:type="left" style:position="1.111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53"><text:span text:style-name="T23">1.</text:span><text:span text:style-name="T26"><text:tab/></text:span><text:span text:style-name="T23">Introduction<text:tab/></text:span><text:a xlink:type="simple" xlink:href="#__RefHeading___Toc306035365" text:style-name="Index_20_Link" text:visited-style-name="Index_20_Link"><text:span text:style-name="T23">4</text:span></text:a></text:p>
          <text:p text:style-name="P48"><text:span text:style-name="T24">1.1</text:span><text:span text:style-name="T26"><text:tab/></text:span><text:span text:style-name="T24">Purpose</text:span><text:span text:style-name="T23"><text:tab/></text:span><text:a xlink:type="simple" xlink:href="#__RefHeading___Toc306035366" text:style-name="Index_20_Link" text:visited-style-name="Index_20_Link"><text:span text:style-name="T23">4</text:span></text:a></text:p>
          <text:p text:style-name="P48"><text:span text:style-name="T24">1.2</text:span><text:span text:style-name="T26"><text:tab/></text:span><text:span text:style-name="T24">Scope</text:span><text:span text:style-name="T23"><text:tab/></text:span><text:a xlink:type="simple" xlink:href="#__RefHeading___Toc306035367" text:style-name="Index_20_Link" text:visited-style-name="Index_20_Link"><text:span text:style-name="T23">4</text:span></text:a></text:p>
          <text:p text:style-name="P48"><text:span text:style-name="T24">1.3</text:span><text:span text:style-name="T26"><text:tab/></text:span><text:span text:style-name="T24">Intended Audience</text:span><text:span text:style-name="T23"><text:tab/></text:span><text:a xlink:type="simple" xlink:href="#__RefHeading___Toc306035368" text:style-name="Index_20_Link" text:visited-style-name="Index_20_Link"><text:span text:style-name="T23">4</text:span></text:a></text:p>
          <text:p text:style-name="P48"><text:span text:style-name="T24">1.4</text:span><text:span text:style-name="T26"><text:tab/></text:span><text:span text:style-name="T24">Overview</text:span><text:span text:style-name="T23"><text:tab/></text:span><text:a xlink:type="simple" xlink:href="#__RefHeading___Toc306035369" text:style-name="Index_20_Link" text:visited-style-name="Index_20_Link"><text:span text:style-name="T23">4</text:span></text:a></text:p>
          <text:p text:style-name="P53"><text:span text:style-name="T24">2.</text:span><text:span text:style-name="T26"><text:tab/></text:span><text:span text:style-name="T24">Project objectives</text:span><text:span text:style-name="T23"><text:tab/></text:span><text:a xlink:type="simple" xlink:href="#__RefHeading___Toc306035370" text:style-name="Index_20_Link" text:visited-style-name="Index_20_Link"><text:span text:style-name="T23">4</text:span></text:a></text:p>
          <text:p text:style-name="P53"><text:span text:style-name="T24">3.</text:span><text:span text:style-name="T26"><text:tab/></text:span><text:span text:style-name="T24">Project background</text:span><text:span text:style-name="T23"><text:tab/></text:span><text:a xlink:type="simple" xlink:href="#__RefHeading___Toc306035371" text:style-name="Index_20_Link" text:visited-style-name="Index_20_Link"><text:span text:style-name="T23">4</text:span></text:a></text:p>
          <text:p text:style-name="P48"><text:span text:style-name="T24">3.1</text:span><text:span text:style-name="T26"><text:tab/></text:span><text:span text:style-name="T24">Business needs and environment</text:span><text:span text:style-name="T23"><text:tab/></text:span><text:a xlink:type="simple" xlink:href="#__RefHeading___Toc306035372" text:style-name="Index_20_Link" text:visited-style-name="Index_20_Link"><text:span text:style-name="T23">5</text:span></text:a></text:p>
          <text:p text:style-name="P48"><text:span text:style-name="T25">3.2</text:span><text:span text:style-name="T26"><text:tab/></text:span><text:span text:style-name="T24">Project general scope and plan constraints</text:span><text:span text:style-name="T23"><text:tab/></text:span><text:a xlink:type="simple" xlink:href="#__RefHeading___Toc306035373" text:style-name="Index_20_Link" text:visited-style-name="Index_20_Link"><text:span text:style-name="T23">5</text:span></text:a></text:p>
          <text:p text:style-name="P48"><text:span text:style-name="T24">3.3</text:span><text:span text:style-name="T26"><text:tab/></text:span><text:span text:style-name="T24">Solution background</text:span><text:span text:style-name="T23"><text:tab/></text:span><text:a xlink:type="simple" xlink:href="#__RefHeading___Toc306035374" text:style-name="Index_20_Link" text:visited-style-name="Index_20_Link"><text:span text:style-name="T23">5</text:span></text:a></text:p>
          <text:p text:style-name="P48"><text:span text:style-name="T24">3.4</text:span><text:span text:style-name="T26"><text:tab/></text:span><text:span text:style-name="T24">Key requirements</text:span><text:span text:style-name="T23"><text:tab/></text:span><text:a xlink:type="simple" xlink:href="#__RefHeading___Toc306035375" text:style-name="Index_20_Link" text:visited-style-name="Index_20_Link"><text:span text:style-name="T23">5</text:span></text:a></text:p>
          <text:p text:style-name="P53"><text:span text:style-name="T24">4.</text:span><text:span text:style-name="T26"><text:tab/></text:span><text:span text:style-name="T24">Target solution and overall approach</text:span><text:span text:style-name="T23"><text:tab/></text:span><text:a xlink:type="simple" xlink:href="#__RefHeading___Toc306035376" text:style-name="Index_20_Link" text:visited-style-name="Index_20_Link"><text:span text:style-name="T23">5</text:span></text:a></text:p>
          <text:p text:style-name="P48"><text:span text:style-name="T24">4.1</text:span><text:span text:style-name="T26"><text:tab/></text:span><text:span text:style-name="T24">General presentation of the target solution</text:span><text:span text:style-name="T23"><text:tab/></text:span><text:a xlink:type="simple" xlink:href="#__RefHeading___Toc306035377" text:style-name="Index_20_Link" text:visited-style-name="Index_20_Link"><text:span text:style-name="T23">5</text:span></text:a></text:p>
          <text:p text:style-name="P48"><text:span text:style-name="T24">4.2</text:span><text:span text:style-name="T26"><text:tab/></text:span><text:span text:style-name="T24">Major components (High-level PBS) and level of uncertainty</text:span><text:span text:style-name="T23"><text:tab/></text:span><text:a xlink:type="simple" xlink:href="#__RefHeading___Toc306035378" text:style-name="Index_20_Link" text:visited-style-name="Index_20_Link"><text:span text:style-name="T23">5</text:span></text:a></text:p>
          <text:p text:style-name="P48"><text:span text:style-name="T24">4.3</text:span><text:span text:style-name="T26"><text:tab/></text:span><text:span text:style-name="T24">Technical environment and key options</text:span><text:span text:style-name="T23"><text:tab/></text:span><text:a xlink:type="simple" xlink:href="#__RefHeading___Toc306035379" text:style-name="Index_20_Link" text:visited-style-name="Index_20_Link"><text:span text:style-name="T23">5</text:span></text:a></text:p>
          <text:p text:style-name="P48"><text:span text:style-name="T24">4.4</text:span><text:span text:style-name="T26"><text:tab/></text:span><text:span text:style-name="T24">Overall approach</text:span><text:span text:style-name="T23"><text:tab/></text:span><text:a xlink:type="simple" xlink:href="#__RefHeading___Toc306035380" text:style-name="Index_20_Link" text:visited-style-name="Index_20_Link"><text:span text:style-name="T23">5</text:span></text:a></text:p>
          <text:p text:style-name="P53"><text:span text:style-name="T24">5.</text:span><text:span text:style-name="T26"><text:tab/></text:span><text:span text:style-name="T24">Project scope</text:span><text:span text:style-name="T23"><text:tab/></text:span><text:a xlink:type="simple" xlink:href="#__RefHeading___Toc306035381" text:style-name="Index_20_Link" text:visited-style-name="Index_20_Link"><text:span text:style-name="T23">5</text:span></text:a></text:p>
          <text:p text:style-name="P48"><text:span text:style-name="T24">5.1</text:span><text:span text:style-name="T26"><text:tab/></text:span><text:span text:style-name="T24">Position within the overall approach</text:span><text:span text:style-name="T23"><text:tab/></text:span><text:a xlink:type="simple" xlink:href="#__RefHeading___Toc306035382" text:style-name="Index_20_Link" text:visited-style-name="Index_20_Link"><text:span text:style-name="T23">5</text:span></text:a></text:p>
          <text:p text:style-name="P48"><text:span text:style-name="T24">5.2</text:span><text:span text:style-name="T26"><text:tab/></text:span><text:span text:style-name="T24">Scope</text:span><text:span text:style-name="T23"><text:tab/></text:span><text:a xlink:type="simple" xlink:href="#__RefHeading___Toc306035383" text:style-name="Index_20_Link" text:visited-style-name="Index_20_Link"><text:span text:style-name="T23">6</text:span></text:a></text:p>
          <text:p text:style-name="P48"><text:span text:style-name="T24">5.3</text:span><text:span text:style-name="T26"><text:tab/></text:span><text:span text:style-name="T24">Major deliverables</text:span><text:span text:style-name="T23"><text:tab/></text:span><text:a xlink:type="simple" xlink:href="#__RefHeading___Toc306035384" text:style-name="Index_20_Link" text:visited-style-name="Index_20_Link"><text:span text:style-name="T23">6</text:span></text:a></text:p>
          <text:p text:style-name="P48"><text:span text:style-name="T24">5.4</text:span><text:span text:style-name="T26"><text:tab/></text:span><text:span text:style-name="T24">Customer satisfaction (Conditions of satisfaction)</text:span><text:span text:style-name="T23"><text:tab/></text:span><text:a xlink:type="simple" xlink:href="#__RefHeading___Toc306035385" text:style-name="Index_20_Link" text:visited-style-name="Index_20_Link"><text:span text:style-name="T23">6</text:span></text:a></text:p>
          <text:p text:style-name="P48"><text:span text:style-name="T24">5.5</text:span><text:span text:style-name="T26"><text:tab/></text:span><text:span text:style-name="T24">Key points</text:span><text:span text:style-name="T23"><text:tab/></text:span><text:a xlink:type="simple" xlink:href="#__RefHeading___Toc306035386" text:style-name="Index_20_Link" text:visited-style-name="Index_20_Link"><text:span text:style-name="T23">6</text:span></text:a></text:p>
          <text:p text:style-name="P53"><text:span text:style-name="T24">6.</text:span><text:span text:style-name="T26"><text:tab/></text:span><text:span text:style-name="T24">Planning framework</text:span><text:span text:style-name="T23"><text:tab/></text:span><text:a xlink:type="simple" xlink:href="#__RefHeading___Toc306035387" text:style-name="Index_20_Link" text:visited-style-name="Index_20_Link"><text:span text:style-name="T23">6</text:span></text:a></text:p>
          <text:p text:style-name="P48"><text:span text:style-name="T24">6.1</text:span><text:span text:style-name="T26"><text:tab/></text:span><text:span text:style-name="T24">High-level project schedule</text:span><text:span text:style-name="T23"><text:tab/></text:span><text:a xlink:type="simple" xlink:href="#__RefHeading___Toc306035388" text:style-name="Index_20_Link" text:visited-style-name="Index_20_Link"><text:span text:style-name="T23">6</text:span></text:a></text:p>
          <text:p text:style-name="P48"><text:span text:style-name="T24">6.2</text:span><text:span text:style-name="T26"><text:tab/></text:span><text:span text:style-name="T24">Brief description of each work unit</text:span><text:span text:style-name="T23"><text:tab/></text:span><text:a xlink:type="simple" xlink:href="#__RefHeading___Toc306035389" text:style-name="Index_20_Link" text:visited-style-name="Index_20_Link"><text:span text:style-name="T23">6</text:span></text:a></text:p>
          <text:p text:style-name="P48"><text:span text:style-name="T24">6.3</text:span><text:span text:style-name="T26"><text:tab/></text:span><text:span text:style-name="T24">Brief description of each sub-project</text:span><text:span text:style-name="T23"><text:tab/></text:span><text:a xlink:type="simple" xlink:href="#__RefHeading___Toc306035390" text:style-name="Index_20_Link" text:visited-style-name="Index_20_Link"><text:span text:style-name="T23">6</text:span></text:a></text:p>
          <text:p text:style-name="P48"><text:span text:style-name="T24">6.4</text:span><text:span text:style-name="T26"><text:tab/></text:span><text:span text:style-name="T24">Key assumptions and rough estimates</text:span><text:span text:style-name="T23"><text:tab/></text:span><text:a xlink:type="simple" xlink:href="#__RefHeading___Toc306035391" text:style-name="Index_20_Link" text:visited-style-name="Index_20_Link"><text:span text:style-name="T23">6</text:span></text:a></text:p>
          <text:p text:style-name="P48"><text:span text:style-name="T24">6.5</text:span><text:span text:style-name="T26"><text:tab/></text:span><text:span text:style-name="T24">Key dates and dependencies</text:span><text:span text:style-name="T23"><text:tab/></text:span><text:a xlink:type="simple" xlink:href="#__RefHeading___Toc306035392" text:style-name="Index_20_Link" text:visited-style-name="Index_20_Link"><text:span text:style-name="T23">6</text:span></text:a></text:p>
          <text:p text:style-name="P48"><text:span text:style-name="T24">6.6</text:span><text:span text:style-name="T26"><text:tab/></text:span><text:span text:style-name="T24">Overall risks and risk response</text:span><text:span text:style-name="T23"><text:tab/></text:span><text:a xlink:type="simple" xlink:href="#__RefHeading___Toc306035393" text:style-name="Index_20_Link" text:visited-style-name="Index_20_Link"><text:span text:style-name="T23">7</text:span></text:a></text:p>
          <text:p text:style-name="P53"><text:span text:style-name="T24">7.</text:span><text:span text:style-name="T26"><text:tab/></text:span><text:span text:style-name="T24">Organization</text:span><text:span text:style-name="T23"><text:tab/></text:span><text:a xlink:type="simple" xlink:href="#__RefHeading___Toc306035394" text:style-name="Index_20_Link" text:visited-style-name="Index_20_Link"><text:span text:style-name="T23">7</text:span></text:a></text:p>
          <text:p text:style-name="P48"><text:span text:style-name="T24">7.1</text:span><text:span text:style-name="T26"><text:tab/></text:span><text:span text:style-name="T24">Project management</text:span><text:span text:style-name="T23"><text:tab/></text:span><text:a xlink:type="simple" xlink:href="#__RefHeading___Toc306035395" text:style-name="Index_20_Link" text:visited-style-name="Index_20_Link"><text:span text:style-name="T23">7</text:span></text:a></text:p>
          <text:p text:style-name="P48"><text:span text:style-name="T24">7.2</text:span><text:span text:style-name="T26"><text:tab/></text:span><text:span text:style-name="T24">Sponsor organization</text:span><text:span text:style-name="T23"><text:tab/></text:span><text:a xlink:type="simple" xlink:href="#__RefHeading___Toc306035396" text:style-name="Index_20_Link" text:visited-style-name="Index_20_Link"><text:span text:style-name="T23">7</text:span></text:a></text:p>
          <text:p text:style-name="P48"><text:span text:style-name="T24">7.3</text:span><text:span text:style-name="T26"><text:tab/></text:span><text:span text:style-name="T24">Delivery organization</text:span><text:span text:style-name="T23"><text:tab/></text:span><text:a xlink:type="simple" xlink:href="#__RefHeading___Toc306035397" text:style-name="Index_20_Link" text:visited-style-name="Index_20_Link"><text:span text:style-name="T23">7</text:span></text:a></text:p>
          <text:p text:style-name="P48"><text:span text:style-name="T24">7.4</text:span><text:span text:style-name="T26"><text:tab/></text:span><text:span text:style-name="T24">Performing organizations</text:span><text:span text:style-name="T23"><text:tab/></text:span><text:a xlink:type="simple" xlink:href="#__RefHeading___Toc306035398" text:style-name="Index_20_Link" text:visited-style-name="Index_20_Link"><text:span text:style-name="T23">7</text:span></text:a></text:p>
          <text:p text:style-name="P48"><text:span text:style-name="T24">7.5</text:span><text:span text:style-name="T26"><text:tab/></text:span><text:span text:style-name="T24">Initial organization breakdown structure (OBS)</text:span><text:span text:style-name="T23"><text:tab/></text:span><text:a xlink:type="simple" xlink:href="#__RefHeading___Toc306035399" text:style-name="Index_20_Link" text:visited-style-name="Index_20_Link"><text:span text:style-name="T23">7</text:span></text:a></text:p>
          <text:p text:style-name="P48"><text:span text:style-name="T24">7.6</text:span><text:span text:style-name="T26"><text:tab/></text:span><text:span text:style-name="T24">Necessary skills (High-level HR plan)</text:span><text:span text:style-name="T23"><text:tab/></text:span><text:a xlink:type="simple" xlink:href="#__RefHeading___Toc306035400" text:style-name="Index_20_Link" text:visited-style-name="Index_20_Link"><text:span text:style-name="T23">7</text:span></text:a></text:p>
          <text:p text:style-name="P48"><text:span text:style-name="T24">7.7</text:span><text:span text:style-name="T26"><text:tab/></text:span><text:span text:style-name="T24">Initial project decision structure</text:span><text:span text:style-name="T23"><text:tab/></text:span><text:a xlink:type="simple" xlink:href="#__RefHeading___Toc306035401" text:style-name="Index_20_Link" text:visited-style-name="Index_20_Link"><text:span text:style-name="T23">7</text:span></text:a></text:p>
          <text:p text:style-name="P53"><text:span text:style-name="T24">8.</text:span><text:span text:style-name="T26"><text:tab/></text:span><text:span text:style-name="T24">Financial (if applicable)</text:span><text:span text:style-name="T23"><text:tab/></text:span><text:a xlink:type="simple" xlink:href="#__RefHeading___Toc306035402" text:style-name="Index_20_Link" text:visited-style-name="Index_20_Link"><text:span text:style-name="T23">7</text:span></text:a></text:p>
          <text:p text:style-name="Contents_20_1"><text:span text:style-name="T23">Appendix<text:tab/></text:span><text:a xlink:type="simple" xlink:href="#__RefHeading___Toc306035403" text:style-name="Index_20_Link" text:visited-style-name="Index_20_Link"><text:span text:style-name="T23">8</text:span></text:a></text:p>
          <text:p text:style-name="Contents_20_2"><text:span text:style-name="T24">Appendix A - Defining activities plan</text:span><text:span text:style-name="T23"><text:tab/></text:span><text:a xlink:type="simple" xlink:href="#__RefHeading___Toc306035404" text:style-name="Index_20_Link" text:visited-style-name="Index_20_Link"><text:span text:style-name="T23">8</text:span></text:a></text:p>
          <text:p text:style-name="Contents_20_2"><text:soft-page-break/><text:span text:style-name="T24">Appendix B - Planning activities plan</text:span><text:span text:style-name="T23"><text:tab/></text:span><text:a xlink:type="simple" xlink:href="#__RefHeading___Toc306035405" text:style-name="Index_20_Link" text:visited-style-name="Index_20_Link"><text:span text:style-name="T23">9</text:span></text:a></text:p>
          <text:p text:style-name="Contents_20_2"><text:span text:style-name="T24">Appendix C - Initial project definitions</text:span><text:span text:style-name="T23"><text:tab/></text:span><text:a xlink:type="simple" xlink:href="#__RefHeading___Toc306035406" text:style-name="Index_20_Link" text:visited-style-name="Index_20_Link"><text:span text:style-name="T23">10</text:span></text:a></text:p>
        </text:index-body>
      </text:table-of-content>
      <text:p text:style-name="P55"/>
      <text:h text:style-name="P67" text:outline-level="1"><text:bookmark-start text:name="__RefHeading___Toc306035365"/>Introduction<text:bookmark-end text:name="__RefHeading___Toc306035365"/></text:h>
      <text:h text:style-name="P37" text:outline-level="2"><text:bookmark-start text:name="__RefHeading___Toc306035366"/>Purpose<text:bookmark-end text:name="__RefHeading___Toc306035366"/></text:h>
      <text:p text:style-name="InfoBlue"><text:s/></text:p>
      <text:p text:style-name="P43"><text:span text:style-name="T29">This document provides a summary of the important characteristics of the project as understood at the end of scope defining activities. </text:span></text:p>
      <text:p text:style-name="P44">Its purpose is to:</text:p>
      <text:list xml:id="list5369946146686507106" text:style-name="WW8Num8">
        <text:list-item>
          <text:p text:style-name="P23"><text:span text:style-name="T7">Confirm the understanding of the project’s objectives by the delivery organization.</text:span></text:p>
        </text:list-item>
      </text:list>
      <text:list xml:id="list1216265688683806696" text:style-name="WW8Num2">
        <text:list-item>
          <text:p text:style-name="P24"><text:span text:style-name="T7">Provide sufficient information about the solution and approach that the sponsor and delivery organization can agree to proceed to the project planning activities.</text:span></text:p>
        </text:list-item>
      </text:list>
      <text:list xml:id="list9074753698205939481" text:style-name="WW8Num9">
        <text:list-item>
          <text:p text:style-name="P25"><text:span text:style-name="T7">Provide a framework upon which more detailed plans can be built.</text:span></text:p>
        </text:list-item>
      </text:list>
      <text:list xml:id="list5805411596918775660" text:style-name="WW8Num14">
        <text:list-item>
          <text:p text:style-name="P26"><text:span text:style-name="T7">Document the delivery organization’s plans for completing both scope defining and project planning activities.</text:span></text:p>
        </text:list-item>
      </text:list>
      <text:p text:style-name="P1"/>
      <text:h text:style-name="P37" text:outline-level="2"><text:bookmark-start text:name="__RefHeading___Toc306035367"/>Scope<text:bookmark-end text:name="__RefHeading___Toc306035367"/></text:h>
      <text:p text:style-name="InfoBlue"><text:s/>[A brief description of the scope of this<text:span text:style-name="Emphasis"> </text:span><text:span text:style-name="Emphasis"><text:span text:style-name="T32">Project Definition</text:span></text:span>]</text:p>
      <text:h text:style-name="P37" text:outline-level="2"><text:bookmark-start text:name="__RefHeading___Toc306035368"/>Intended Audience<text:bookmark-end text:name="__RefHeading___Toc306035368"/></text:h>
      <text:p text:style-name="InfoBlue">[Provide a brief description of the audience for whom you are writing Project Definition. This helps readers of your document identify whether it is a document intended for their use, and helps prevent the document from being used inappropriately. </text:p>
      <text:p text:style-name="InfoBlue">Note: Document style and content often alters in relation to the intended audience.]</text:p>
      <text:h text:style-name="P37" text:outline-level="2"><text:bookmark-start text:name="__RefHeading___Toc306035369"/>Overview<text:bookmark-end text:name="__RefHeading___Toc306035369"/></text:h>
      <text:p text:style-name="InfoBlue"><text:span text:style-name="T33">[This subsection describes what the rest of the Project Definition contains and explains how the document is organized.]</text:span></text:p>
      <text:p text:style-name="P43"><text:span text:style-name="T29">The structure of the Project Definition includes the following components:</text:span></text:p>
      <text:list xml:id="list2918171741938385693" text:style-name="WW8Num23">
        <text:list-item>
          <text:p text:style-name="P27">Project objectives</text:p>
        </text:list-item>
      </text:list>
      <text:list xml:id="list1460136381856227105" text:style-name="WW8Num16">
        <text:list-item>
          <text:p text:style-name="P28">Project background</text:p>
        </text:list-item>
      </text:list>
      <text:list xml:id="list8089291588125986297" text:style-name="WW8Num5">
        <text:list-item>
          <text:p text:style-name="P29">Target solution and overall approach</text:p>
        </text:list-item>
      </text:list>
      <text:list xml:id="list5048172693503576023" text:style-name="WW8Num7">
        <text:list-item>
          <text:p text:style-name="P30">Project scope</text:p>
        </text:list-item>
      </text:list>
      <text:list xml:id="list8313238175127710570" text:style-name="WW8Num15">
        <text:list-item>
          <text:p text:style-name="P31">Planning framework</text:p>
        </text:list-item>
      </text:list>
      <text:list xml:id="list1440475892031756623" text:style-name="WW8Num11">
        <text:list-item>
          <text:p text:style-name="P32">Organization</text:p>
        </text:list-item>
      </text:list>
      <text:list xml:id="list8962654558824720248" text:style-name="WW8Num21">
        <text:list-item>
          <text:p text:style-name="P33">Financial</text:p>
        </text:list-item>
      </text:list>
      <text:list xml:id="list7693909064317575150" text:style-name="WW8Num10">
        <text:list-item>
          <text:p text:style-name="P34">Appendix A, B, and C</text:p>
        </text:list-item>
      </text:list>
      <text:p text:style-name="P35"/>
      <text:h text:style-name="P64" text:outline-level="1"><text:bookmark-start text:name="__RefHeading___Toc306035370"/>Project objectives<text:bookmark-end text:name="__RefHeading___Toc306035370"/></text:h>
      <text:p text:style-name="InfoBlue">[Include information about what the project must achieve.]</text:p>
      <text:p text:style-name="Text_20_body"/>
      <text:h text:style-name="P64" text:outline-level="1"><text:bookmark-start text:name="__RefHeading___Toc306035371"/>Project background<text:bookmark-end text:name="__RefHeading___Toc306035371"/></text:h>
      <text:p text:style-name="InfoBlue">[In the following sub-sections, restate and expand the project’s objectives from the delivery organization’s <text:soft-page-break/>point of view.]</text:p>
      <text:h text:style-name="P37" text:outline-level="2"><text:bookmark-start text:name="__RefHeading___Toc306035372"/>Business needs and environment<text:bookmark-end text:name="__RefHeading___Toc306035372"/></text:h>
      <text:p text:style-name="InfoBlue">[Describe the overall business context of the project. Summarize any relevant factors, such as changes in legislation, market trends or company strategies that provide the backdrop to the problem. Describe the boundaries, for example the parts of the organization that are concerned, market segments and other projects, within which the solution must be delivered. Describe the specific business problem that is to be solved.]</text:p>
      <text:h text:style-name="P37" text:outline-level="2"><text:bookmark-start text:name="__RefHeading___Toc306035373"/>Project general scope and plan constraints<text:bookmark-end text:name="__RefHeading___Toc306035373"/></text:h>
      <text:p text:style-name="InfoBlue">[Identify the specific needs to be addressed and provide key dates and states. List any major constraints, for example timescales, resources and costs or use of existing systems, within which the project should be defined and planned.]</text:p>
      <text:h text:style-name="P37" text:outline-level="2"><text:bookmark-start text:name="__RefHeading___Toc306035374"/>Solution background<text:bookmark-end text:name="__RefHeading___Toc306035374"/></text:h>
      <text:p text:style-name="InfoBlue">[Complete this sub-section if the project contributes to (rather than delivers the complete) target solution to the business problem. Provide a history of previous projects and solutions as an aid to understanding the solution constraints. Position the project with the other projects (past, present and future) that together will deliver the target solution.]</text:p>
      <text:h text:style-name="P37" text:outline-level="2"><text:bookmark-start text:name="__RefHeading___Toc306035375"/>Key requirements<text:bookmark-end text:name="__RefHeading___Toc306035375"/></text:h>
      <text:p text:style-name="InfoBlue">[List the high level requirements that the project must meet, including the major quality objectives. For products and services to deliver consider such factors as organizational set up and target for deployment and distribution.]</text:p>
      <text:p text:style-name="Text_20_body"/>
      <text:h text:style-name="P64" text:outline-level="1"><text:bookmark-start text:name="__RefHeading___Toc306035376"/>Target solution and overall approach<text:bookmark-end text:name="__RefHeading___Toc306035376"/> </text:h>
      <text:p text:style-name="InfoBlue">In the following sub-sections, provide an overview of the target solution and the approach that will be used to develop and implement it.</text:p>
      <text:h text:style-name="P37" text:outline-level="2"><text:bookmark-start text:name="__RefHeading___Toc306035377"/>General presentation of the target solution<text:bookmark-end text:name="__RefHeading___Toc306035377"/></text:h>
      <text:p text:style-name="InfoBlue">Describe, at a high level, the way in which the project will go about delivering the solution. Summarize what will be delivered and refer to any technical work products that specify the solution in more detail.</text:p>
      <text:h text:style-name="Heading_20_2" text:outline-level="2"><text:bookmark-start text:name="__RefHeading___Toc306035378"/><text:span text:style-name="T14">Major components and level of uncertainty</text:span><text:bookmark-end text:name="__RefHeading___Toc306035378"/></text:h>
      <text:p text:style-name="InfoBlue">Provide a high-level breakdown of the major components of the solution. Include information about the level of uncertainty and complexity of the solution. Also provide information about the costs and duration.</text:p>
      <text:h text:style-name="P37" text:outline-level="2"><text:bookmark-start text:name="__RefHeading___Toc306035379"/>Technical environment and key options<text:bookmark-end text:name="__RefHeading___Toc306035379"/></text:h>
      <text:p text:style-name="InfoBlue">Document the requirements for a technical environment and any related key options.</text:p>
      <text:h text:style-name="P37" text:outline-level="2"><text:bookmark-start text:name="__RefHeading___Toc306035380"/>Overall approach<text:bookmark-end text:name="__RefHeading___Toc306035380"/></text:h>
      <text:p text:style-name="InfoBlue">Describe the overall approach to solving the business problem and how this project will contribute to the target solution. Show all the steps it will take to achieve the solution. <text:span text:style-name="T3"><text:line-break/></text:span></text:p>
      <text:p text:style-name="InfoBlue">Describe the overall estimating approach and plan in a separate estimating management plan<text:span text:style-name="T13">.</text:span></text:p>
      <text:p text:style-name="Text_20_body"/>
      <text:h text:style-name="P64" text:outline-level="1"><text:bookmark-start text:name="__RefHeading___Toc306035381"/>Project scope<text:bookmark-end text:name="__RefHeading___Toc306035381"/></text:h>
      <text:p text:style-name="InfoBlue">For the current project, show how it includes all or some of the steps required to achieve the solution.</text:p>
      <text:h text:style-name="P37" text:outline-level="2"><text:bookmark-start text:name="__RefHeading___Toc306035382"/>Position within the overall approach<text:bookmark-end text:name="__RefHeading___Toc306035382"/></text:h>
      <text:p text:style-name="InfoBlue">Position the project within the overall approach (other projects or programs) that together will deliver the target solution.</text:p>
      <text:h text:style-name="P37" text:outline-level="2"><text:bookmark-start text:name="__RefHeading___Toc306035383"/><text:soft-page-break/>Scope<text:bookmark-end text:name="__RefHeading___Toc306035383"/></text:h>
      <text:p text:style-name="InfoBlue">Identify the boundaries of the project. Indicate what is in scope for the project and what is clearly not in scope. Position the scope of the project within the context of any overall project or program.</text:p>
      <text:h text:style-name="P37" text:outline-level="2"><text:bookmark-start text:name="__RefHeading___Toc306035384"/>Major deliverables<text:bookmark-end text:name="__RefHeading___Toc306035384"/> </text:h>
      <text:p text:style-name="InfoBlue">Outline the major products or services that will be delivered and clearly identify the related scope of these. Include proposed acceptance criteria where applicable.</text:p>
      <text:h text:style-name="P37" text:outline-level="2"><text:bookmark-start text:name="__RefHeading___Toc306035385"/>Customer satisfaction (Conditions of satisfaction)<text:bookmark-end text:name="__RefHeading___Toc306035385"/></text:h>
      <text:p text:style-name="InfoBlue">Document any informal understanding of customer satisfaction issues that should be known by the project team and agreed to by the sponsor.</text:p>
      <text:h text:style-name="P37" text:outline-level="2"><text:bookmark-start text:name="__RefHeading___Toc306035386"/>Key points<text:bookmark-end text:name="__RefHeading___Toc306035386"/></text:h>
      <text:p text:style-name="InfoBlue">Identify any key points that must be addressed carefully in the agreement not documented anywhere else in the project definition.</text:p>
      <text:h text:style-name="P64" text:outline-level="1"><text:bookmark-start text:name="__RefHeading___Toc306035387"/>Planning framework<text:bookmark-end text:name="__RefHeading___Toc306035387"/></text:h>
      <text:p text:style-name="InfoBlue">In the following sub-sections include the draft, high-level project plans that will provide the framework for the more detailed planning to come. This may include all the sub-projects within the project.</text:p>
      <text:h text:style-name="P37" text:outline-level="2"><text:bookmark-start text:name="__RefHeading___Toc306035388"/>High-level project schedule<text:bookmark-end text:name="__RefHeading___Toc306035388"/></text:h>
      <text:p text:style-name="InfoBlue">Provide a high-level project schedule for any projects or services and any sub-projects. The project schedule should show major work units on a time scale, and include the work products associated with the work units. </text:p>
      <text:h text:style-name="P37" text:outline-level="2"><text:bookmark-start text:name="__RefHeading___Toc306035389"/>Brief description of each work unit<text:bookmark-end text:name="__RefHeading___Toc306035389"/></text:h>
      <text:p text:style-name="InfoBlue">Break down the project into its major work units, including any, such as acceptance, that are the responsibility of the sponsor. <text:s/>Provide brief comments about the justification for grouping the work units. List the work products that each work unit will produce. </text:p>
      <table:table table:name="Table4" table:style-name="Table4">
        <table:table-column table:style-name="Table4.A" table:number-columns-repeated="2"/>
        <table:table-column table:style-name="Table4.C"/>
        <table:table-row table:style-name="Table4.1">
          <table:table-cell table:style-name="Table4.A1" office:value-type="string">
            <text:p text:style-name="P50">Work unit</text:p>
          </table:table-cell>
          <table:table-cell table:style-name="Table4.A1" office:value-type="string">
            <text:p text:style-name="P50">Work product</text:p>
          </table:table-cell>
          <table:table-cell table:style-name="Table4.C1" office:value-type="string">
            <text:p text:style-name="P50">Comments</text:p>
          </table:table-cell>
        </table:table-row>
        <table:table-row table:style-name="Table4.2">
          <table:table-cell table:style-name="Table4.A2" table:number-rows-spanned="2" office:value-type="string">
            <text:p text:style-name="P6"/>
          </table:table-cell>
          <table:table-cell table:style-name="Table4.A1" office:value-type="string">
            <text:p text:style-name="P6"/>
          </table:table-cell>
          <table:table-cell table:style-name="Table4.C1" office:value-type="string">
            <text:p text:style-name="P6"/>
          </table:table-cell>
        </table:table-row>
        <table:table-row table:style-name="Table4.2">
          <table:covered-table-cell/>
          <table:table-cell table:style-name="Table4.A1" office:value-type="string">
            <text:p text:style-name="P6"/>
          </table:table-cell>
          <table:table-cell table:style-name="Table4.C1" office:value-type="string">
            <text:p text:style-name="P6"/>
          </table:table-cell>
        </table:table-row>
        <table:table-row table:style-name="Table4.2">
          <table:table-cell table:style-name="Table4.A2" table:number-rows-spanned="2" office:value-type="string">
            <text:p text:style-name="P6"/>
          </table:table-cell>
          <table:table-cell table:style-name="Table4.A1" office:value-type="string">
            <text:p text:style-name="P6"/>
          </table:table-cell>
          <table:table-cell table:style-name="Table4.C1" office:value-type="string">
            <text:p text:style-name="P6"/>
          </table:table-cell>
        </table:table-row>
        <table:table-row table:style-name="Table4.2">
          <table:covered-table-cell/>
          <table:table-cell table:style-name="Table4.A1" office:value-type="string">
            <text:p text:style-name="P6"/>
          </table:table-cell>
          <table:table-cell table:style-name="Table4.C1" office:value-type="string">
            <text:p text:style-name="P6"/>
          </table:table-cell>
        </table:table-row>
      </table:table>
      <text:h text:style-name="P37" text:outline-level="2"><text:bookmark-start text:name="__RefHeading___Toc306035390"/>Brief description of each sub-project<text:bookmark-end text:name="__RefHeading___Toc306035390"/></text:h>
      <text:p text:style-name="InfoBlue">For each sub-project, provide a brief description. For further details on each sub-project see Appendix C, which includes initial project definitions for each sub-project (within a project).</text:p>
      <table:table table:name="Table5" table:style-name="Table5">
        <table:table-column table:style-name="Table5.A"/>
        <table:table-column table:style-name="Table5.B"/>
        <table:table-row table:style-name="Table5.1">
          <table:table-cell table:style-name="Table5.A1" office:value-type="string">
            <text:p text:style-name="P50">Sub-project</text:p>
          </table:table-cell>
          <table:table-cell table:style-name="Table5.B1" office:value-type="string">
            <text:p text:style-name="P50">Brief description</text:p>
          </table:table-cell>
        </table:table-row>
        <table:table-row table:style-name="Table5.1">
          <table:table-cell table:style-name="Table5.A1" office:value-type="string">
            <text:p text:style-name="P52"/>
          </table:table-cell>
          <table:table-cell table:style-name="Table5.B1" office:value-type="string">
            <text:p text:style-name="P51"/>
          </table:table-cell>
        </table:table-row>
        <table:table-row table:style-name="Table5.1">
          <table:table-cell table:style-name="Table5.A1" office:value-type="string">
            <text:p text:style-name="P52"/>
          </table:table-cell>
          <table:table-cell table:style-name="Table5.B1" office:value-type="string">
            <text:p text:style-name="P51"/>
          </table:table-cell>
        </table:table-row>
        <table:table-row table:style-name="Table5.1">
          <table:table-cell table:style-name="Table5.A1" office:value-type="string">
            <text:p text:style-name="P52"/>
          </table:table-cell>
          <table:table-cell table:style-name="Table5.B1" office:value-type="string">
            <text:p text:style-name="P51"/>
          </table:table-cell>
        </table:table-row>
      </table:table>
      <text:h text:style-name="P37" text:outline-level="2"><text:bookmark-start text:name="__RefHeading___Toc306035391"/>Key assumptions and rough estimates<text:bookmark-end text:name="__RefHeading___Toc306035391"/></text:h>
      <text:p text:style-name="InfoBlue">List the key assumptions which, if invalid, would make it necessary to revise the plan. <text:s/>Provide a summary of the estimates completed from performing estimating activities<text:span text:style-name="T33">.</text:span></text:p>
      <text:h text:style-name="P37" text:outline-level="2"><text:bookmark-start text:name="__RefHeading___Toc306035392"/>Key dates and dependencies<text:bookmark-end text:name="__RefHeading___Toc306035392"/></text:h>
      <text:p text:style-name="InfoBlue">List any key dates such as target dates for milestones. List any key dependencies such as the on-time delivery of new hardware or the availability of key resources.</text:p>
      <text:h text:style-name="P37" text:outline-level="2"><text:bookmark-start text:name="__RefHeading___Toc306035393"/>Overall risks and risk response<text:bookmark-end text:name="__RefHeading___Toc306035393"/></text:h>
      <text:p text:style-name="InfoBlue">List any risk factors associated with the project. The risks may be in the target solution or the overall approach to achieve it. Identify planned responses for these risks.</text:p>
      <text:p text:style-name="Text_20_body"/>
      <text:h text:style-name="P64" text:outline-level="1"><text:bookmark-start text:name="__RefHeading___Toc306035394"/><text:soft-page-break/>Organization<text:bookmark-end text:name="__RefHeading___Toc306035394"/></text:h>
      <text:p text:style-name="InfoBlue">In the following sub-sections include information about the organization of the project and the related sponsor organization, delivery organization, and performing organization.</text:p>
      <text:h text:style-name="P37" text:outline-level="2"><text:bookmark-start text:name="__RefHeading___Toc306035395"/>Project management<text:bookmark-end text:name="__RefHeading___Toc306035395"/></text:h>
      <text:p text:style-name="InfoBlue">Provide information about the overall project management team.</text:p>
      <text:h text:style-name="P37" text:outline-level="2"><text:bookmark-start text:name="__RefHeading___Toc306035396"/>Sponsor organization<text:bookmark-end text:name="__RefHeading___Toc306035396"/></text:h>
      <text:p text:style-name="InfoBlue">Provide information about the sponsor organization. This would include information about key contacts within the sponsor organization and relevant information about the reporting structure of the sponsor organization.</text:p>
      <text:h text:style-name="P37" text:outline-level="2"><text:bookmark-start text:name="__RefHeading___Toc306035397"/>Delivery organization<text:bookmark-end text:name="__RefHeading___Toc306035397"/></text:h>
      <text:p text:style-name="InfoBlue">Provide information about the delivery organization. This might include information about key contacts within the delivery organization such as the owner of the agreement, financial or quality management personnel, procurement, or legal staff. </text:p>
      <text:h text:style-name="P37" text:outline-level="2"><text:bookmark-start text:name="__RefHeading___Toc306035398"/>Performing organizations<text:bookmark-end text:name="__RefHeading___Toc306035398"/></text:h>
      <text:p text:style-name="InfoBlue">Provide information about the performing organizations. This would include information about contractors, if appropriate.</text:p>
      <text:h text:style-name="P37" text:outline-level="2"><text:bookmark-start text:name="__RefHeading___Toc306035399"/>Initial organization breakdown structure (OBS)<text:bookmark-end text:name="__RefHeading___Toc306035399"/></text:h>
      <text:p text:style-name="InfoBlue">For each proposed project organizational unit, provide an initial organization breakdown structure that shows the projects or sub-projects for which they are responsible, relationships with other project organizational units, and relationships with sponsor, delivery and performing organizations.</text:p>
      <text:h text:style-name="Heading_20_2" text:outline-level="2"><text:bookmark-start text:name="__RefHeading___Toc306035400"/><text:span text:style-name="T14">Necessary skills (High-level human resource plan)</text:span><text:bookmark-end text:name="__RefHeading___Toc306035400"/></text:h>
      <text:p text:style-name="InfoBlue">Document any necessary skills that are required of project team members.</text:p>
      <text:h text:style-name="P37" text:outline-level="2"><text:bookmark-start text:name="__RefHeading___Toc306035401"/>Initial project decision structure<text:bookmark-end text:name="__RefHeading___Toc306035401"/></text:h>
      <text:p text:style-name="InfoBlue">Provide an initial description of the project decision structure.</text:p>
      <text:p text:style-name="Text_20_body"/>
      <text:h text:style-name="P64" text:outline-level="1"><text:bookmark-start text:name="__RefHeading___Toc306035402"/>Financial (if applicable)<text:bookmark-end text:name="__RefHeading___Toc306035402"/></text:h>
      <text:p text:style-name="InfoBlue">Include an estimate of the costs of implementing the project broken down into major categories such as human resources (salaries, overheads, travel) hardware, software, subcontractors, etc.</text:p>
      <table:table table:name="Table6" table:style-name="Table6">
        <table:table-column table:style-name="Table6.A"/>
        <table:table-column table:style-name="Table6.B"/>
        <table:table-row table:style-name="Table6.1">
          <table:table-cell table:style-name="Table6.A1" office:value-type="string">
            <text:p text:style-name="P50">Expense Category</text:p>
          </table:table-cell>
          <table:table-cell table:style-name="Table6.B1" office:value-type="string">
            <text:p text:style-name="P50">Estimated cost</text:p>
          </table:table-cell>
        </table:table-row>
        <table:table-row table:style-name="Table6.1">
          <table:table-cell table:style-name="Table6.A1" office:value-type="string">
            <text:p text:style-name="P52"/>
          </table:table-cell>
          <table:table-cell table:style-name="Table6.B1" office:value-type="string">
            <text:p text:style-name="P51"/>
          </table:table-cell>
        </table:table-row>
        <table:table-row table:style-name="Table6.1">
          <table:table-cell table:style-name="Table6.A1" office:value-type="string">
            <text:p text:style-name="P52"/>
          </table:table-cell>
          <table:table-cell table:style-name="Table6.B1" office:value-type="string">
            <text:p text:style-name="P51"/>
          </table:table-cell>
        </table:table-row>
        <table:table-row table:style-name="Table6.1">
          <table:table-cell table:style-name="Table6.A1" office:value-type="string">
            <text:p text:style-name="P50">Total</text:p>
          </table:table-cell>
          <table:table-cell table:style-name="Table6.B1" office:value-type="string">
            <text:p text:style-name="P6"/>
          </table:table-cell>
        </table:table-row>
      </table:table>
      <text:p text:style-name="P2"/>
      <text:h text:style-name="P66" text:outline-level="1" text:is-list-header="true"><text:bookmark-start text:name="__RefHeading___Toc306035403"/>Appendix<text:bookmark-end text:name="__RefHeading___Toc306035403"/></text:h>
      <text:h text:style-name="Heading_20_2" text:outline-level="2" text:is-list-header="true"><text:bookmark-start text:name="__RefHeading___Toc306035404"/><text:span text:style-name="T14">Appendix A – Scope defining activities plan</text:span><text:bookmark-end text:name="__RefHeading___Toc306035404"/></text:h>
      <text:p text:style-name="InfoBlue">Note that this appendix can be removed when scope defining activities are complete.</text:p>
      <text:p text:style-name="P42">Objectives</text:p>
      <text:p text:style-name="InfoBlue">Describe what will be accomplished by the end of scope defining activities.</text:p>
      <text:p text:style-name="P42">Organization</text:p>
      <text:p text:style-name="InfoBlue">Name the people who will complete the scope defining activities together with their roles and responsibilities.</text:p>
      <table:table table:name="Table7" table:style-name="Table7">
        <table:table-column table:style-name="Table7.A" table:number-columns-repeated="2"/>
        <table:table-column table:style-name="Table7.C"/>
        <table:table-row table:style-name="Table7.1">
          <table:table-cell table:style-name="Table7.A1" office:value-type="string">
            <text:p text:style-name="P50">Name</text:p>
          </table:table-cell>
          <table:table-cell table:style-name="Table7.A1" office:value-type="string">
            <text:p text:style-name="P50">Role</text:p>
          </table:table-cell>
          <table:table-cell table:style-name="Table7.C1" office:value-type="string">
            <text:p text:style-name="P50">Responsibility and authority</text:p>
          </table:table-cell>
        </table:table-row>
        <table:table-row table:style-name="Table7.1">
          <table:table-cell table:style-name="Table7.A1" office:value-type="string">
            <text:p text:style-name="P52"/>
          </table:table-cell>
          <table:table-cell table:style-name="Table7.A1" office:value-type="string">
            <text:p text:style-name="P51"/>
          </table:table-cell>
          <table:table-cell table:style-name="Table7.C1" office:value-type="string">
            <text:p text:style-name="P51"/>
          </table:table-cell>
        </table:table-row>
        <table:table-row table:style-name="Table7.1">
          <table:table-cell table:style-name="Table7.A1" office:value-type="string">
            <text:p text:style-name="P52"/>
          </table:table-cell>
          <table:table-cell table:style-name="Table7.A1" office:value-type="string">
            <text:p text:style-name="P51"/>
          </table:table-cell>
          <table:table-cell table:style-name="Table7.C1" office:value-type="string">
            <text:p text:style-name="P51"/>
          </table:table-cell>
        </table:table-row>
      </table:table>
      <text:p text:style-name="P42">Work products</text:p>
      <text:p text:style-name="InfoBlue">List the work products that will be developed during scope defining activities.</text:p>
      <text:p text:style-name="P42">Milestones</text:p>
      <text:p text:style-name="InfoBlue">List the key milestones and their target dates.</text:p>
      <table:table table:name="Table8" table:style-name="Table8">
        <table:table-column table:style-name="Table8.A"/>
        <table:table-column table:style-name="Table8.B"/>
        <table:table-row table:style-name="Table8.1">
          <table:table-cell table:style-name="Table8.A1" office:value-type="string">
            <text:p text:style-name="P50">Milestone</text:p>
          </table:table-cell>
          <table:table-cell table:style-name="Table8.B1" office:value-type="string">
            <text:p text:style-name="P50">Target Date</text:p>
          </table:table-cell>
        </table:table-row>
        <table:table-row table:style-name="Table8.1">
          <table:table-cell table:style-name="Table8.A1" office:value-type="string">
            <text:p text:style-name="P52"/>
          </table:table-cell>
          <table:table-cell table:style-name="Table8.B1" office:value-type="string">
            <text:p text:style-name="P51"/>
          </table:table-cell>
        </table:table-row>
        <table:table-row table:style-name="Table8.1">
          <table:table-cell table:style-name="Table8.A1" office:value-type="string">
            <text:p text:style-name="P52"/>
          </table:table-cell>
          <table:table-cell table:style-name="Table8.B1" office:value-type="string">
            <text:p text:style-name="P51"/>
          </table:table-cell>
        </table:table-row>
      </table:table>
      <text:p text:style-name="P42">Schedule</text:p>
      <text:p text:style-name="InfoBlue">Attach a schedule of the scope defining activities prepared using the chosen project management software.</text:p>
      <text:p text:style-name="P42">Management system</text:p>
      <text:p text:style-name="InfoBlue">Describe how scope defining activities <text:s/>will be managed.</text:p>
      <text:p text:style-name="P42">Assumptions, dependencies and risks</text:p>
      <text:p text:style-name="InfoBlue">Describe any assumptions, dependencies and risks that might influence the completion of scope defining activities.</text:p>
      <text:p text:style-name="P41"><text:span text:style-name="T29">Costs </text:span><text:span text:style-name="T30">(if applicable)</text:span></text:p>
      <text:p text:style-name="InfoBlue">Provide a cost breakdown for the scope defining activities.</text:p>
      <table:table table:name="Table9" table:style-name="Table9">
        <table:table-column table:style-name="Table9.A"/>
        <table:table-column table:style-name="Table9.B"/>
        <table:table-row table:style-name="Table9.1">
          <table:table-cell table:style-name="Table9.A1" office:value-type="string">
            <text:p text:style-name="P50">Expense Category</text:p>
          </table:table-cell>
          <table:table-cell table:style-name="Table9.B1" office:value-type="string">
            <text:p text:style-name="P50">Estimated cost</text:p>
          </table:table-cell>
        </table:table-row>
        <table:table-row table:style-name="Table9.1">
          <table:table-cell table:style-name="Table9.A1" office:value-type="string">
            <text:p text:style-name="P52"/>
          </table:table-cell>
          <table:table-cell table:style-name="Table9.B1" office:value-type="string">
            <text:p text:style-name="P51"/>
          </table:table-cell>
        </table:table-row>
        <table:table-row table:style-name="Table9.1">
          <table:table-cell table:style-name="Table9.A1" office:value-type="string">
            <text:p text:style-name="P52"/>
          </table:table-cell>
          <table:table-cell table:style-name="Table9.B1" office:value-type="string">
            <text:p text:style-name="P51"/>
          </table:table-cell>
        </table:table-row>
        <table:table-row table:style-name="Table9.1">
          <table:table-cell table:style-name="Table9.A1" office:value-type="string">
            <text:p text:style-name="P50">Total</text:p>
          </table:table-cell>
          <table:table-cell table:style-name="Table9.B1" office:value-type="string">
            <text:p text:style-name="P6"/>
          </table:table-cell>
        </table:table-row>
      </table:table>
      <text:p text:style-name="P2"/>
      <text:h text:style-name="P38" text:outline-level="2" text:is-list-header="true"><text:bookmark-start text:name="__RefHeading___Toc306035405"/><text:span text:style-name="T14">Appendix B – Project planning activities plan</text:span><text:bookmark-end text:name="__RefHeading___Toc306035405"/></text:h>
      <text:p text:style-name="InfoBlue">Note that this appendix can be removed when project planning is complete.</text:p>
      <text:p text:style-name="P42">Objectives</text:p>
      <text:p text:style-name="InfoBlue">Describe what will be accomplished by the end of project planning.</text:p>
      <text:p text:style-name="P42">Organization</text:p>
      <text:p text:style-name="InfoBlue">Name the people who will complete the project planning activities together with their roles and responsibilities.</text:p>
      <table:table table:name="Table10" table:style-name="Table10">
        <table:table-column table:style-name="Table10.A"/>
        <table:table-column table:style-name="Table10.B"/>
        <table:table-row table:style-name="Table10.1">
          <table:table-cell table:style-name="Table10.A1" office:value-type="string">
            <text:p text:style-name="P50">Name</text:p>
          </table:table-cell>
          <table:table-cell table:style-name="Table10.B1" office:value-type="string">
            <text:p text:style-name="P50">Role</text:p>
          </table:table-cell>
        </table:table-row>
        <table:table-row table:style-name="Table10.1">
          <table:table-cell table:style-name="Table10.A1" office:value-type="string">
            <text:p text:style-name="P52"/>
          </table:table-cell>
          <table:table-cell table:style-name="Table10.B1" office:value-type="string">
            <text:p text:style-name="P51"/>
          </table:table-cell>
        </table:table-row>
        <table:table-row table:style-name="Table10.1">
          <table:table-cell table:style-name="Table10.A1" office:value-type="string">
            <text:p text:style-name="P52"/>
          </table:table-cell>
          <table:table-cell table:style-name="Table10.B1" office:value-type="string">
            <text:p text:style-name="P51"/>
          </table:table-cell>
        </table:table-row>
      </table:table>
      <text:p text:style-name="P42">Work products</text:p>
      <text:p text:style-name="InfoBlue">List the work products that will be developed during project planning activities.</text:p>
      <text:p text:style-name="P42">Milestones</text:p>
      <text:p text:style-name="InfoBlue">List the key milestones and their target dates.</text:p>
      <table:table table:name="Table11" table:style-name="Table11">
        <table:table-column table:style-name="Table11.A"/>
        <table:table-column table:style-name="Table11.B"/>
        <table:table-row table:style-name="Table11.1">
          <table:table-cell table:style-name="Table11.A1" office:value-type="string">
            <text:p text:style-name="P50">Milestone</text:p>
          </table:table-cell>
          <table:table-cell table:style-name="Table11.B1" office:value-type="string">
            <text:p text:style-name="P50">Target Date</text:p>
          </table:table-cell>
        </table:table-row>
        <table:table-row table:style-name="Table11.1">
          <table:table-cell table:style-name="Table11.A1" office:value-type="string">
            <text:p text:style-name="P52"/>
          </table:table-cell>
          <table:table-cell table:style-name="Table11.B1" office:value-type="string">
            <text:p text:style-name="P51"/>
          </table:table-cell>
        </table:table-row>
        <table:table-row table:style-name="Table11.1">
          <table:table-cell table:style-name="Table11.A1" office:value-type="string">
            <text:p text:style-name="P52"/>
          </table:table-cell>
          <table:table-cell table:style-name="Table11.B1" office:value-type="string">
            <text:p text:style-name="P51"/>
          </table:table-cell>
        </table:table-row>
      </table:table>
      <text:p text:style-name="P42">Schedule</text:p>
      <text:p text:style-name="InfoBlue">Attach a schedule of the planning activities prepared using the chosen project management software.</text:p>
      <text:p text:style-name="P42">Management system</text:p>
      <text:p text:style-name="InfoBlue">Describe how project planning activities will be managed.</text:p>
      <text:p text:style-name="P42">Assumptions, dependencies and risks</text:p>
      <text:p text:style-name="InfoBlue">Describe any assumptions, dependencies and risks that might influence the completion of project planning activities.</text:p>
      <text:p text:style-name="P41"><text:span text:style-name="T29">Costs </text:span><text:span text:style-name="T30">(if applicable)</text:span></text:p>
      <text:p text:style-name="InfoBlue">Provide a cost breakdown for the project planning activities.</text:p>
      <table:table table:name="Table12" table:style-name="Table12">
        <table:table-column table:style-name="Table12.A"/>
        <table:table-column table:style-name="Table12.B"/>
        <table:table-row table:style-name="Table12.1">
          <table:table-cell table:style-name="Table12.A1" office:value-type="string">
            <text:p text:style-name="P50">Expense Category</text:p>
          </table:table-cell>
          <table:table-cell table:style-name="Table12.B1" office:value-type="string">
            <text:p text:style-name="P50">Estimated cost</text:p>
          </table:table-cell>
        </table:table-row>
        <table:table-row table:style-name="Table12.1">
          <table:table-cell table:style-name="Table12.A1" office:value-type="string">
            <text:p text:style-name="P52"/>
          </table:table-cell>
          <table:table-cell table:style-name="Table12.B1" office:value-type="string">
            <text:p text:style-name="P51"/>
          </table:table-cell>
        </table:table-row>
        <table:table-row table:style-name="Table12.1">
          <table:table-cell table:style-name="Table12.A1" office:value-type="string">
            <text:p text:style-name="P52"/>
          </table:table-cell>
          <table:table-cell table:style-name="Table12.B1" office:value-type="string">
            <text:p text:style-name="P51"/>
          </table:table-cell>
        </table:table-row>
        <table:table-row table:style-name="Table12.1">
          <table:table-cell table:style-name="Table12.A1" office:value-type="string">
            <text:p text:style-name="P50">Total</text:p>
          </table:table-cell>
          <table:table-cell table:style-name="Table12.B1" office:value-type="string">
            <text:p text:style-name="P6"/>
          </table:table-cell>
        </table:table-row>
      </table:table>
      <text:h text:style-name="P39" text:outline-level="2" text:is-list-header="true"><text:bookmark-start text:name="__RefHeading___Toc306035406"/>Appendix C - Initial project definitions<text:bookmark-end text:name="__RefHeading___Toc306035406"/></text:h>
      <text:p text:style-name="InfoBlue">Provide initial project definitions for each related project or sub-project. Each initial project definition should contain the following elements:</text:p>
      <text:list xml:id="list2998710889618440065" text:style-name="WW8Num13">
        <text:list-item>
          <text:p text:style-name="P56">Project name</text:p>
        </text:list-item>
      </text:list>
      <text:list xml:id="list5584249154148567185" text:style-name="WW8Num24">
        <text:list-item>
          <text:p text:style-name="P57">Project description</text:p>
        </text:list-item>
      </text:list>
      <text:list xml:id="list2934338556751787607" text:style-name="WW8Num4">
        <text:list-item>
          <text:p text:style-name="P58">Objectives</text:p>
        </text:list-item>
      </text:list>
      <text:list xml:id="list3629850490894082598" text:style-name="WW8Num19">
        <text:list-item>
          <text:p text:style-name="P59">Key milestones</text:p>
        </text:list-item>
      </text:list>
      <text:list xml:id="list6646521907949719595" text:style-name="WW8Num6">
        <text:list-item>
          <text:p text:style-name="P60">Major work units and associated work products</text:p>
        </text:list-item>
      </text:list>
      <text:list xml:id="list7911023658819353806" text:style-name="WW8Num12">
        <text:list-item>
          <text:p text:style-name="P61">Start and finish dates</text:p>
        </text:list-item>
      </text:list>
      <text:list xml:id="list2268346642434099726" text:style-name="WW8StyleNum2">
        <text:list-header>
          <text:p text:style-name="P62"/>
        </text:list-header>
      </text:list>
      <text:h text:style-name="P65" text:outline-level="1" text:is-list-header="true"/>
      <text:p text:style-name="P2"/>
      <text:p text:style-name="P7"/>
      <text:p text:style-name="P7"/>
      <text:p text:style-name="P7"/>
      <text:p text:style-name="P7"/>
      <text:p text:style-name="P7"/>
      <text:p text:style-name="P7"/>
      <text:p text:style-name="P7"/>
      <text:p text:style-name="P7"/>
      <text:p text:style-name="P63"><text:span text:style-name="T34">End of document–</text:span><text:span text:style-name="Emphasis"><text:span text:style-name="T18">Project Definition</text:span></text:span></text:p>
      <text:p text:style-name="P2"/>
      <text:p text:style-name="P2"/>
      <text:p text:style-name="P2"/>
      <text:p text:style-name="P19"/>
      <text:p text:style-name="P17">Template Reference – Delete after updating Template</text:p>
      <text:p text:style-name="P8"><draw:frame draw:style-name="fr1" draw:name="Frame1" text:anchor-type="char" svg:x="0.0102in" svg:y="0.3709in" svg:width="6.5008in" svg:height="8.1984in" draw:z-index="1"><draw:text-box><text:p text:style-name="InfoBlue">Instructions for using this template to create “<text:span text:style-name="T35">managed and controlled</text:span>” documents or document templates:</text:p><text:p text:style-name="InfoBlue"/><text:p text:style-name="InfoBlue">Key to symbols used in this template:</text:p><text:p text:style-name="InfoBlue"><text:span text:style-name="T36">[]</text:span> indicates text to be replaced by the user of this template</text:p><text:p text:style-name="InfoBlue"><text:span text:style-name="T36">&lt;&gt;</text:span><text:span text:style-name="T35"> </text:span>indicates text that is updated as fields in the document properties, for example, &lt;Project Name&gt; above</text:p><text:p text:style-name="Text_20_body"/><text:p text:style-name="InfoBlue">Instructions for using this template to create your own document or document template:</text:p><text:p text:style-name="InfoBlue">Replace the default field values, including the &lt; &gt;,</text:p><text:p text:style-name="InfoBlue">Open the document properties by selecting File &gt; Properties</text:p><text:p text:style-name="InfoBlue">On the Summary tab, update the following fields:</text:p><text:list xml:id="list8496793512841241970" text:style-name="WW8Num22"><text:list-item><text:p text:style-name="P40">Document Type/Title</text:p></text:list-item><text:list-item><text:p text:style-name="P40">Author</text:p></text:list-item></text:list><text:p text:style-name="InfoBlue">On the Custom tab, update the following fields: (click Modify after updating the Value field for each item)</text:p><text:list xml:id="list23684258" text:continue-numbering="true" text:style-name="WW8Num22"><text:list-item><text:p text:style-name="P40">Project Name</text:p></text:list-item><text:list-item><text:p text:style-name="P40">Confidentiality (use appropriate confidentiality level if the document is confidential) – If none, delete text</text:p></text:list-item><text:list-item><text:p text:style-name="P40">Copyright (update with the appropriate copyright statement(s))</text:p></text:list-item><text:list-item><text:p text:style-name="P40">Issue Date</text:p></text:list-item><text:list-item><text:p text:style-name="P40">Status (such as Draft or Approved)</text:p></text:list-item></text:list><text:p text:style-name="InfoBlue">Click Modify after updating the Value field for each item</text:p><text:p text:style-name="InfoBlue">Click OK to apply the property field updates</text:p><text:p text:style-name="InfoBlue">Select Edit &gt; Select All, then press F9, select update entire table and click OK</text:p><text:p text:style-name="InfoBlue">Update the field properties in the header by selecting View &gt; Header and Footer. <text:s/>Scroll down to page 2 or later. <text:s/>Press Ctrl+A to select the entire header and then press F9. </text:p><text:p text:style-name="InfoBlue">Replace blue (style=InfoBlue) text in square brackets, such as [project manager]. <text:s/>While working on a document, you may choose to leave some of this blue guidance. <text:s/>Note that a paragraph entered following this style will automatically be set to normal (style=Body Text). Remove it when the document is complete.</text:p><text:p text:style-name="InfoBlue">Replace the IBM logo with your company’s logo, as appropriate.</text:p><text:p text:style-name="InfoBlue"/><text:p text:style-name="InfoBlue">WHEN CREATING A TEMPLATE FROM THIS TEMPLATE, to provide instructions for the template users: Add, Delete or Update this instruction text as appropriate.</text:p><text:p text:style-name="P45"/><text:p text:style-name="InfoBlue"><text:span text:style-name="T1">WHEN UPDATING A TEMPLATE CREATED FROM THIS TEMPLATE</text:span>, maintain the ‘template version’ in the footer, by selecting View &gt; Headers and Footers. This applies to updating the template version only; the document version is documented elsewhere (Summary of Changes).</text:p><text:p text:style-name="P46"/><text:p text:style-name="InfoBlue"><text:span text:style-name="T3">TO REMOVE THESE INSTRUCTIONS: </text:span><text:s/>Click into THIS text box, click on the text box border, then press DELETE. </text:p><text:p text:style-name="P47"/><text:p text:style-name="InfoBlue"><text:span text:style-name="T4">USAGE</text:span><text:span text:style-name="T37">: To use this template, save with a file extension of </text:span><text:span text:style-name="T4">.dot</text:span><text:span text:style-name="T37"> (in Filename and ‘Save as Type) and save the template file to the: <text:s text:c="4"/>C:\Documents and Settings\Application Data\Microsoft\Templates directory</text:span>.</text:p><text:p text:style-name="Text_20_body"/><text:p text:style-name="InfoBlue"/><text:p text:style-name="InfoBlue"><text:span text:style-name="T1">Template User’s Responsibility</text:span>: <text:s/>Before using this template, verify it is the latest version.</text:p><text:p text:style-name="Standard"/></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leader-style="dotted" style:leader-text="."/>
        </style:tab-stops>
      </style:paragraph-properties>
      <style:text-properties style:font-name="Arial" style:font-name-complex="Arial"/>
    </style:style>
    <style:style style:name="Contents_20_2" style:display-name="Contents 2" style:family="paragraph" style:parent-style-name="Standard" style:next-style-name="Standard" style:class="index">
      <style:paragraph-properties fo:margin="100%" fo:margin-left="0.3in" fo:margin-right="0.5in" fo:text-indent="0in" style:auto-text-indent="false">
        <style:tab-stops>
          <style:tab-stop style:position="6.5in" style:type="right" style:leader-style="dotted" style:leader-text="."/>
        </style:tab-stops>
      </style:paragraph-properties>
      <style:text-properties style:font-name="Arial" style:font-name-complex="Arial"/>
    </style:style>
    <style:style style:name="Contents_20_3" style:display-name="Contents 3" style:family="paragraph" style:parent-style-name="Standard" style:next-style-name="Standard" style:class="index">
      <style:paragraph-properties fo:margin="100%" fo:margin-left="0.6874in" fo:margin-right="0in" fo:text-indent="0in" style:auto-text-indent="false">
        <style:tab-stops>
          <style:tab-stop style:position="1in"/>
          <style:tab-stop style:position="1.111in"/>
          <style:tab-stop style:position="6.5in" style:type="right" style:leader-style="dotted" style:leader-text="."/>
        </style:tab-stops>
      </style:paragraph-properties>
      <style:text-properties style:font-name="Arial" fo:language="none" fo:country="none" style:language-asian="none" style:country-asian="none"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text-indent="-0.3in" style:auto-text-indent="false"/>
    </style:style>
    <style:style style:name="Bullet2" style:family="paragraph" style:parent-style-name="Standard" style:list-style-name="WW8StyleNum1">
      <style:paragraph-properties fo:margin="100%"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100%"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fo:line-height="100%" fo:text-align="justify" style:justify-single-word="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style:line-height-at-least="0.139in"/>
      <style:text-properties fo:color="#0000ff" style:font-name="Arial" fo:font-style="italic" style:font-style-asian="italic" style:font-name-complex="Arial"/>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oc_20_Address_20_Char" style:display-name="Doc Address Char" style:family="paragraph" style:parent-style-name="Standard">
      <style:paragraph-properties fo:margin="100%" fo:margin-left="0.75in" fo:margin-right="0in" fo:margin-top="0in" fo:margin-bottom="0.1in" fo:line-height="100%" fo:text-align="end" style:justify-single-word="false" fo:keep-together="always" fo:orphans="2" fo:widows="2" fo:text-indent="0in" style:auto-text-indent="false" fo:keep-with-next="always" style:text-autospace="none" style:punctuation-wrap="simple" style:vertical-align="baseline">
        <style:tab-stops>
          <style:tab-stop style:position="0.7193in"/>
        </style:tab-stops>
      </style:paragraph-properties>
      <style:text-properties fo:color="#000000" style:font-name="Helvetica" fo:font-size="12pt" style:font-name-asian="SimSun1" style:font-size-asian="12pt" style:font-name-complex="Helvetica" style:font-size-complex="12pt"/>
    </style:style>
    <style:style style:name="Normal_20__2b__20_9_20_pt" style:display-name="Normal + 9 pt" style:family="paragraph" style:parent-style-name="Standard">
      <style:text-properties fo:font-size="9pt" style:font-size-asian="9pt" style:font-size-complex="9pt"/>
    </style:style>
    <style:style style:name="Info_20_Blue" style:display-name="Info Blue" style:family="paragraph" style:parent-style-name="Standard" style:list-style-name="WW8Num22">
      <style:text-properties fo:color="#0000ff" fo:font-style="italic" style:font-style-asian="italic"/>
    </style:style>
    <style:style style:name="infobluechar" style:family="paragraph" style:parent-style-name="Standard">
      <style:paragraph-properties fo:margin-top="0.0693in" fo:margin-bottom="0.0693in" fo:line-height="100%" fo:orphans="2" fo:widows="2"/>
      <style:text-properties fo:font-size="12pt" style:font-size-asian="12pt" style:font-size-complex="12pt"/>
    </style:style>
    <style:style style:name="Endofdoc" style:family="paragraph" style:parent-style-name="Standard">
      <style:paragraph-properties fo:margin-top="0.0835in" fo:margin-bottom="0in" fo:line-height="100%" fo:text-align="center" style:justify-single-word="false" fo:orphans="2" fo:widows="2" fo:padding-left="0in" fo:padding-right="0in" fo:padding-top="0.0138in" fo:padding-bottom="0.0138in" fo:border-left="none" fo:border-right="none" fo:border-top="0.0071in solid #000000" fo:border-bottom="0.0071in solid #000000"/>
      <style:text-properties fo:font-size="12pt" style:font-size-asian="12pt" style:font-size-complex="12pt"/>
    </style:style>
    <style:style style:name="Text" style:family="paragraph" style:parent-style-name="Standard" style:class="extra">
      <style:paragraph-properties fo:margin="100%" fo:margin-left="0.3937in" fo:margin-right="0in" fo:margin-top="0in" fo:margin-bottom="0.0764in" fo:line-height="100%" fo:keep-together="always" fo:text-indent="0in" style:auto-text-indent="false" style:text-autospace="none"/>
      <style:text-properties style:font-name="Arial" fo:font-size="11pt" fo:language="fr" fo:country="FR" style:font-size-asian="11pt" style:font-name-complex="Arial" style:font-size-complex="11pt"/>
    </style:style>
    <style:style style:name="Block" style:family="paragraph" style:parent-style-name="Standard">
      <style:paragraph-properties fo:margin-top="0.1528in" fo:margin-bottom="0.0764in" fo:line-height="100%" fo:break-before="page" style:text-autospace="none"/>
      <style:text-properties style:font-name="Arial" fo:font-size="11pt" fo:language="fr" fo:country="FR" fo:font-weight="bold" style:font-size-asian="11pt" style:font-weight-asian="bold" style:font-name-complex="Arial" style:font-size-complex="11pt" style:font-weight-complex="bold"/>
    </style:style>
    <style:style style:name="Sub-block" style:family="paragraph" style:parent-style-name="Standard">
      <style:paragraph-properties fo:margin="100%" fo:margin-left="0.3937in" fo:margin-right="0in" fo:margin-top="0.0764in" fo:margin-bottom="0.0764in" fo:line-height="100%" fo:keep-together="always" fo:text-indent="0in" style:auto-text-indent="false" style:text-autospace="none"/>
      <style:text-properties style:font-name="Arial" fo:font-size="11pt" fo:language="fr" fo:country="FR" fo:font-weight="bold" style:font-size-asian="11pt" style:font-weight-asian="bold" style:font-name-complex="Arial" style:font-size-complex="11pt" style:font-weight-complex="bold"/>
    </style:style>
    <style:style style:name="Italicized_20_Text" style:display-name="Italicized Text" style:family="paragraph" style:parent-style-name="Standard">
      <style:paragraph-properties fo:margin="100%" fo:margin-left="0.3937in" fo:margin-right="0in" fo:margin-top="0in" fo:margin-bottom="0.0764in" fo:line-height="100%" fo:keep-together="always" fo:text-indent="0in" style:auto-text-indent="false" style:text-autospace="none"/>
      <style:text-properties style:font-name="Arial" fo:font-size="11pt" fo:language="fr" fo:country="FR" fo:font-style="italic" style:font-size-asian="11pt" style:font-style-asian="italic" style:font-name-complex="Arial" style:font-size-complex="11pt" style:font-style-complex="italic"/>
    </style:style>
    <style:style style:name="Italicized_20_Bullet" style:display-name="Italicized Bullet" style:family="paragraph" style:parent-style-name="Standard" style:list-style-name="WW8StyleNum2">
      <style:paragraph-properties fo:margin="100%" fo:margin-left="0.5902in" fo:margin-right="0in" fo:margin-top="0in" fo:margin-bottom="0.0764in" fo:line-height="100%" fo:keep-together="always" fo:text-indent="-0.1965in" style:auto-text-indent="false" style:text-autospace="none"/>
      <style:text-properties style:font-name="Arial" fo:font-size="11pt" fo:language="fr" fo:country="FR" fo:font-style="italic" style:font-size-asian="11pt" style:font-style-asian="italic" style:font-name-complex="Arial" style:font-size-complex="11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line-height="100%" style:text-autospace="none"/>
      <style:text-properties style:font-name="Arial" fo:language="fr" fo:country="FR" fo:font-weight="bold" style:font-weight-asian="bold" style:font-name-complex="Arial" style:font-weight-complex="bold"/>
    </style:style>
    <style:style style:name="Sub-section" style:family="paragraph" style:parent-style-name="Standard" style:list-style-name="WW8StyleNum3">
      <style:paragraph-properties fo:margin="100%" fo:margin-left="0.6693in" fo:margin-right="0in" fo:margin-top="0.0764in" fo:margin-bottom="0.0764in" fo:line-height="100%" fo:keep-together="always" fo:text-indent="-0.2756in" style:auto-text-indent="false" style:text-autospace="none"/>
      <style:text-properties style:font-name="Arial" fo:font-size="11pt" fo:language="fr" fo:country="FR" fo:font-weight="bold" style:font-size-asian="11pt" style:font-weight-asian="bold" style:font-name-complex="Arial" style:font-size-complex="11pt" style:font-weight-complex="bold"/>
    </style:style>
    <style:style style:name="Section" style:family="paragraph" style:parent-style-name="Standard" style:list-style-name="WW8StyleNum4">
      <style:paragraph-properties fo:margin="100%" fo:margin-left="0.3937in" fo:margin-right="0in" fo:margin-top="0.1528in" fo:margin-bottom="0.0764in" fo:line-height="100%" fo:keep-together="always" fo:text-indent="-0.3937in" style:auto-text-indent="false" style:text-autospace="none"/>
      <style:text-properties style:font-name="Arial" fo:font-size="11pt" fo:language="fr" fo:country="FR" fo:font-weight="bold" style:font-size-asian="11pt" style:font-weight-asian="bold" style:font-name-complex="Arial" style:font-size-complex="11pt"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1pt" style:font-size-asian="11pt"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fo:font-size="11pt" style:font-size-asian="11pt" style:font-name-complex="Symbol"/>
    </style:style>
    <style:style style:name="WW8Num5z0" style:family="text">
      <style:text-properties style:font-name="Symbol" fo:font-size="11pt" style:font-size-asian="11pt" style:font-name-complex="Symbol"/>
    </style:style>
    <style:style style:name="WW8Num6z0" style:family="text">
      <style:text-properties style:font-name="Symbol" fo:font-size="11pt" style:font-size-asian="11pt" style:font-name-complex="Symbol"/>
    </style:style>
    <style:style style:name="WW8Num7z0" style:family="text">
      <style:text-properties style:font-name="Symbol" fo:font-size="11pt" style:font-size-asian="11pt" style:font-name-complex="Symbol"/>
    </style:style>
    <style:style style:name="WW8Num8z0" style:family="text">
      <style:text-properties style:font-name="Symbol" fo:font-size="11pt" style:font-size-asian="11pt" style:font-name-complex="Symbol"/>
    </style:style>
    <style:style style:name="WW8Num9z0" style:family="text">
      <style:text-properties style:font-name="Symbol" fo:font-size="11pt" style:font-size-asian="11pt" style:font-name-complex="Symbol"/>
    </style:style>
    <style:style style:name="WW8Num10z0" style:family="text">
      <style:text-properties style:font-name="Symbol" fo:font-size="11pt" style:font-size-asian="11pt" style:font-name-complex="Symbol"/>
    </style:style>
    <style:style style:name="WW8Num11z0" style:family="text">
      <style:text-properties style:font-name="Symbol" fo:font-size="11pt" style:font-size-asian="11pt" style:font-name-complex="Symbol"/>
    </style:style>
    <style:style style:name="WW8Num12z0" style:family="text">
      <style:text-properties style:font-name="Symbol" fo:font-size="11pt" style:font-size-asian="11pt" style:font-name-complex="Symbol"/>
    </style:style>
    <style:style style:name="WW8Num13z0" style:family="text">
      <style:text-properties style:font-name="Symbol" fo:font-size="11pt" style:font-size-asian="11pt" style:font-name-complex="Symbol"/>
    </style:style>
    <style:style style:name="WW8Num14z0" style:family="text">
      <style:text-properties style:font-name="Symbol" fo:font-size="11pt" style:font-size-asian="11pt" style:font-name-complex="Symbol"/>
    </style:style>
    <style:style style:name="WW8Num15z0" style:family="text">
      <style:text-properties style:font-name="Symbol" fo:font-size="11pt" style:font-size-asian="11pt" style:font-name-complex="Symbol"/>
    </style:style>
    <style:style style:name="WW8Num16z0" style:family="text">
      <style:text-properties style:font-name="Symbol" fo:font-size="11pt" style:font-size-asian="11pt" style:font-name-comple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size="11pt" style:font-size-asian="11pt" style:font-name-complex="Symbol"/>
    </style:style>
    <style:style style:name="WW8Num20z0" style:family="text">
      <style:text-properties style:font-name="Times New Roman" style:font-name-complex="Times New Roman"/>
    </style:style>
    <style:style style:name="WW8Num21z0" style:family="text">
      <style:text-properties style:font-name="Symbol" fo:font-size="11pt" style:font-size-asian="11pt" style:font-name-complex="Symbol"/>
    </style:style>
    <style:style style:name="WW8Num22z0" style:family="text">
      <style:text-properties style:font-name="Symbol" style:font-name-complex="Symbol"/>
    </style:style>
    <style:style style:name="WW8Num22z1" style:family="text"/>
    <style:style style:name="WW8Num22z2" style:family="text">
      <style:text-properties style:font-name="Wingdings" style:font-name-complex="Wingdings"/>
    </style:style>
    <style:style style:name="WW8Num22z4" style:family="text">
      <style:text-properties style:font-name="Courier New" style:font-name-complex="Courier New"/>
    </style:style>
    <style:style style:name="WW8Num23z0" style:family="text">
      <style:text-properties style:font-name="Symbol" fo:font-size="11pt" style:font-size-asian="11pt" style:font-name-complex="Symbol"/>
    </style:style>
    <style:style style:name="WW8Num24z0" style:family="text">
      <style:text-properties style:font-name="Symbol" fo:font-size="11pt" style:font-size-asian="11pt"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_20_Char_20_Char" style:display-name=" Cha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3937in" fo:margin-left="0.7874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3937in" fo:margin-left="1.1811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3937in" fo:margin-left="1.5752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3937in" fo:margin-left="1.9689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3937in" fo:margin-left="2.3626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0.3937in" fo:margin-left="2.7563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0.3937in" fo:margin-left="3.15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0.3937in" fo:margin-left="3.5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bullet text:level="1">
        <style:list-level-properties text:min-label-width="0.196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format="1">
        <style:list-level-properties text:min-label-width="0.2756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format="1">
        <style:list-level-properties text:min-label-width="0.3937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Header">
      <style:text-properties style:font-name="Arial" style:font-name-complex="Arial"/>
    </style:style>
    <style:style style:name="MP3" style:family="paragraph" style:parent-style-name="Footer">
      <style:paragraph-properties fo:margin-left="0in" fo:margin-right="0.278in" fo:text-indent="0in" style:auto-text-indent="false"/>
    </style:style>
    <style:style style:name="MT1" style:family="text">
      <style:text-properties style:font-name="Arial" style:font-name-complex="Arial"/>
    </style:style>
    <style:style style:name="MT2" style:family="text">
      <style:text-properties style:font-name="Arial" fo:font-size="8pt" fo:language="en" fo:country="GB" fo:font-weight="bold" style:font-size-asian="8pt" style:font-weight-asian="bold" style:font-name-complex="Arial" style:font-size-complex="8pt"/>
    </style:style>
    <style:style style:name="MT3" style:family="text">
      <style:text-properties style:font-name="Arial" fo:font-size="8pt" fo:language="en" fo:country="GB" fo:font-weight="bold" style:font-size-asian="8pt" style:font-weight-asian="bold" style:font-name-complex="Arial" style:font-size-complex="8pt" style:font-weight-complex="bold"/>
    </style:style>
    <style:style style:name="MT4" style:family="text">
      <style:text-properties style:font-name="Arial" fo:font-size="8pt" style:font-size-asian="8pt" style:font-name-complex="Arial" style:font-size-complex="8pt"/>
    </style:style>
    <style:style style:name="MT5" style:family="text">
      <style:text-properties fo:color="#000000" style:font-name="Arial" fo:font-size="8pt" style:font-size-asian="8pt" style:language-asian="ko" style:country-asian="KR" style:font-name-complex="Arial" style:font-size-complex="8pt"/>
    </style:style>
    <style:style style:name="MT6" style:family="text">
      <style:text-properties style:font-name="Arial" fo:font-size="8pt" fo:language="en" fo:country="GB" style:font-size-asian="8pt" style:font-name-complex="Arial" style:font-size-complex="8pt"/>
    </style:style>
    <style:style style:name="MT7" style:family="text">
      <style:text-properties fo:color="#0000ff" style:font-name="Arial" fo:font-size="8pt" style:font-size-asian="8pt" style:font-name-complex="Arial" style:font-size-complex="8pt"/>
    </style:style>
    <style:style style:name="MT8" style:family="text">
      <style:text-properties fo:color="#000000" style:font-name="Arial" fo:font-size="8pt" style:font-size-asian="8pt" style:font-name-complex="Arial" style:font-size-complex="8pt"/>
    </style:style>
    <style:style style:name="Mfr1" style:family="graphic" style:parent-style-name="OLE">
      <style:graphic-properties fo:margin-left="0in" fo:margin-right="0in" style:vertical-pos="top" style:vertical-rel="baseline" fo:padding="0.0102in" fo:border="none" draw:ole-draw-aspect="1" draw:visible-area-top="0in" draw:visible-area-width="0.7079in" draw:visible-area-height="0.3228in"/>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6902in" fo:margin-top="0.6516in" style:dynamic-spacing="true"/>
      </style:footer-style>
    </style:page-layout>
    <style:page-layout style:name="Mpm2">
      <style:page-layout-properties fo:page-width="8.2681in" fo:page-height="11.6929in" style:num-format="1" style:print-orientation="portrait" fo:margin-top="1in" fo:margin-bottom="1.1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1.18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office:automatic-styles>
  <office:master-styles>
    <style:master-page style:name="Standard" style:page-layout-name="Mpm1">
      <style:header>
        <text:p text:style-name="MP1"><text:span text:style-name="MT1"><draw:frame draw:style-name="Mfr1" draw:name="Object1" text:anchor-type="as-char" svg:width="0.7083in" svg:height="0.3228in" draw:z-index="0"><draw:object-ole xlink:href="./Object 1" xlink:type="simple" xlink:show="embed" xlink:actuate="onLoad"/><draw:image xlink:href="./ObjectReplacements/Object 1" xlink:type="simple" xlink:show="embed" xlink:actuate="onLoad"/></draw:frame></text:span><text:span text:style-name="MT1"> <text:s text:c="2"/></text:span><text:span text:style-name="MT1"><text:user-defined style:data-style-name="N0" text:name="ProjectName">ABC Project Name / ABC Sub-project Name</text:user-defined></text:span><text:span text:style-name="MT1"> <text:s/><text:tab/><text:tab/><text:tab/>Project Definition </text:span></text:p>
        <text:p text:style-name="MP2"/>
      </style:header>
      <style:footer>
        <text:p text:style-name="MP3"><text:span text:style-name="MT2">IBM Worldwide Project Management Method, 3.0</text:span><text:span text:style-name="MT3"><text:tab/></text:span><text:span text:style-name="MT2"> <text:s/><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p>
        <text:p text:style-name="MP3"><text:span text:style-name="MT4"><text:user-defined style:data-style-name="N0" text:name="Confidentiality">Confidentiality</text:user-defined></text:span><text:span text:style-name="MT4"> <text:tab/></text:span><text:span text:style-name="MT5"><text:user-defined style:data-style-name="N0" text:name="Copyright">© Copyright IBM Corp. 2011, 2013.  All rights reserved.</text:user-defined></text:span><text:span text:style-name="MT6"><text:tab/></text:span><text:span text:style-name="MT4">Issue Date</text:span><text:span text:style-name="MT1">:</text:span><text:span text:style-name="MT4"> &lt;</text:span><text:span text:style-name="MT4"><text:user-defined style:data-style-name="N0" text:name="Issue Date">41621.44</text:user-defined></text:span><text:span text:style-name="MT4">&gt; <text:s/></text:span></text:p>
        <text:p text:style-name="MP3"><text:span text:style-name="MT4">Template version: 1.2<text:tab/><text:tab/>Status:</text:span><text:span text:style-name="MT7"> </text:span><text:span text:style-name="MT4">&lt;</text:span><text:span text:style-name="MT8"><text:user-defined style:data-style-name="N0" text:name="Status">Draft</text:user-defined></text:span><text:span text:style-name="MT8">&g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efinition</dc:title>
    <meta:initial-creator>WWPMM team</meta:initial-creator>
    <meta:creation-date>2013-11-26T06:01:00</meta:creation-date>
    <dc:date>2014-08-06T03:51:07.76</dc:date>
    <meta:print-date>2004-09-28T10:43:00</meta:print-date>
    <meta:editing-cycles>4</meta:editing-cycles>
    <meta:editing-duration>P2171DT9H34M6S</meta:editing-duration>
    <meta:generator>OpenOffice/4.0.1$Win32 OpenOffice.org_project/401m5$Build-9714</meta:generator>
    <meta:document-statistic meta:table-count="12" meta:image-count="0" meta:object-count="3" meta:page-count="13" meta:paragraph-count="281" meta:word-count="2544" meta:character-count="16746"/>
    <meta:user-defined meta:name="Confidentiality">Confidentiality</meta:user-defined>
    <meta:user-defined meta:name="Copyright">© Copyright IBM Corp. 2011, 2013.  All rights reserved.</meta:user-defined>
    <meta:user-defined meta:name="Issue Date" meta:value-type="date">2013-12-13T10:30:00</meta:user-defined>
    <meta:user-defined meta:name="ProjectName">ABC Project Name / ABC Sub-project Name</meta:user-defined>
    <meta:user-defined meta:name="Status" meta:value-type="string">Draft</meta:user-defined>
  </office:meta>
</office:document-meta>
</file>